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Mangal1" svg:font-family="Mangal"/>
    <style:font-face style:name="OpenSymbol" svg:font-family="OpenSymbol"/>
    <style:font-face style:name="F" svg:font-family="" style:font-family-generic="roman"/>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22cm" table:align="margins"/>
    </style:style>
    <style:style style:name="Table1.A" style:family="table-column">
      <style:table-column-properties style:column-width="0.395cm" style:rel-column-width="224*"/>
    </style:style>
    <style:style style:name="Table1.B" style:family="table-column">
      <style:table-column-properties style:column-width="1.916cm" style:rel-column-width="1086*"/>
    </style:style>
    <style:style style:name="Table1.C" style:family="table-column">
      <style:table-column-properties style:column-width="1.485cm" style:rel-column-width="842*"/>
    </style:style>
    <style:style style:name="Table1.D" style:family="table-column">
      <style:table-column-properties style:column-width="1.501cm" style:rel-column-width="851*"/>
    </style:style>
    <style:style style:name="Table1.E" style:family="table-column">
      <style:table-column-properties style:column-width="1.325cm" style:rel-column-width="751*"/>
    </style:style>
    <style:style style:name="Table1.A1" style:family="table-cell" style:data-style-name="N10100">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B1" style:family="table-cell" style:data-style-name="N10100">
      <style:table-cell-properties fo:background-color="transparent" fo:padding="0.097cm" fo:border="0.002cm solid #000000">
        <style:background-image/>
      </style:table-cell-properties>
    </style:style>
    <style:style style:name="Table1.A2" style:family="table-cell" style:data-style-name="N10100">
      <style:table-cell-properties style:vertical-align="middle"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none" fo:border-top="none" fo:border-bottom="0.002cm solid #000000">
        <style:background-image/>
      </style:table-cell-properties>
    </style:style>
    <style:style style:name="Table1.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6.622cm" table:align="margins"/>
    </style:style>
    <style:style style:name="Table2.A" style:family="table-column">
      <style:table-column-properties style:column-width="0.538cm" style:rel-column-width="305*"/>
    </style:style>
    <style:style style:name="Table2.B" style:family="table-column">
      <style:table-column-properties style:column-width="1.737cm" style:rel-column-width="985*"/>
    </style:style>
    <style:style style:name="Table2.C" style:family="table-column">
      <style:table-column-properties style:column-width="1.401cm" style:rel-column-width="794*"/>
    </style:style>
    <style:style style:name="Table2.D" style:family="table-column">
      <style:table-column-properties style:column-width="1.376cm" style:rel-column-width="780*"/>
    </style:style>
    <style:style style:name="Table2.E" style:family="table-column">
      <style:table-column-properties style:column-width="1.57cm" style:rel-column-width="8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049cm" fo:margin-right="0.049cm" fo:text-indent="0.049cm" style:auto-text-indent="true"/>
      <style:text-properties fo:font-size="6pt" style:text-underline-style="none" fo:font-weight="bold" style:font-size-asian="6pt" style:font-weight-asian="bold" style:font-size-complex="6pt" style:font-weight-complex="bold"/>
    </style:style>
    <style:style style:name="P2" style:family="paragraph" style:parent-style-name="Standard">
      <style:paragraph-properties fo:margin-left="0.049cm" fo:margin-right="0.049cm" fo:text-align="justify" style:justify-single-word="false" fo:text-indent="0.049cm" style:auto-text-indent="true"/>
      <style:text-properties fo:font-size="6pt" style:text-underline-style="none" fo:font-weight="normal" style:font-size-asian="6pt" style:font-weight-asian="normal" style:font-size-complex="6pt" style:font-weight-complex="normal"/>
    </style:style>
    <style:style style:name="P3" style:family="paragraph" style:parent-style-name="Standard">
      <style:paragraph-properties fo:margin-left="0.049cm" fo:margin-right="0.049cm" fo:text-indent="0.049cm" style:auto-text-indent="true"/>
      <style:text-properties fo:font-size="6pt" fo:language="en" fo:country="US" style:text-underline-style="solid" style:text-underline-width="auto" style:text-underline-color="font-color" fo:font-weight="bold" style:font-size-asian="6pt" style:font-weight-asian="bold" style:font-size-complex="6pt" style:font-weight-complex="bold"/>
    </style:style>
    <style:style style:name="P4" style:family="paragraph" style:parent-style-name="Standard">
      <style:paragraph-properties fo:margin-left="0.049cm" fo:margin-right="0.049cm" fo:text-align="justify" style:justify-single-word="false" fo:text-indent="0.049cm" style:auto-text-indent="true"/>
      <style:text-properties fo:font-size="6pt" style:text-underline-style="solid" style:text-underline-width="auto" style:text-underline-color="font-color" fo:font-weight="bold" style:font-size-asian="6pt" style:font-weight-asian="bold" style:font-size-complex="6pt" style:font-weight-complex="bold"/>
    </style:style>
    <style:style style:name="P5" style:family="paragraph" style:parent-style-name="Standard">
      <style:paragraph-properties fo:margin-left="0.049cm" fo:margin-right="0.049cm" fo:text-indent="0.049cm" style:auto-text-indent="true"/>
      <style:text-properties fo:color="#000080" fo:font-size="6pt" style:text-underline-style="none" fo:font-weight="bold" style:font-size-asian="6pt" style:font-weight-asian="bold" style:font-size-complex="6pt" style:font-weight-complex="bold"/>
    </style:style>
    <style:style style:name="P6" style:family="paragraph" style:parent-style-name="Standard">
      <style:paragraph-properties fo:margin-left="0.049cm" fo:margin-right="0.049cm" fo:text-indent="0.049cm" style:auto-text-indent="true"/>
      <style:text-properties fo:color="#008000" fo:font-size="6pt" style:text-underline-style="none" fo:font-weight="bold" style:font-size-asian="6pt" style:font-weight-asian="bold" style:font-size-complex="6pt" style:font-weight-complex="bold"/>
    </style:style>
    <style:style style:name="P7" style:family="paragraph" style:parent-style-name="Standard">
      <style:paragraph-properties fo:margin-left="0.049cm" fo:margin-right="0.049cm" fo:text-align="justify" style:justify-single-word="false" fo:text-indent="0.049cm" style:auto-text-indent="true"/>
      <style:text-properties fo:color="#008000" fo:font-size="6pt" style:text-underline-style="none" fo:font-weight="bold" style:font-size-asian="6pt" style:font-weight-asian="bold" style:font-size-complex="6pt" style:font-weight-complex="bold"/>
    </style:style>
    <style:style style:name="P8" style:family="paragraph" style:parent-style-name="Standard">
      <style:paragraph-properties fo:margin-left="0.049cm" fo:margin-right="0.049cm" fo:text-indent="0.049cm" style:auto-text-indent="true" fo:padding="0.074cm" fo:border-left="none" fo:border-right="none" fo:border-top="none" fo:border-bottom="0.002cm solid #000000" style:join-border="false"/>
      <style:text-properties fo:color="#008000" fo:font-size="6pt" style:text-underline-style="none" fo:font-weight="bold" style:font-size-asian="6pt" style:font-weight-asian="bold" style:font-size-complex="6pt" style:font-weight-complex="bold"/>
    </style:style>
    <style:style style:name="P9" style:family="paragraph" style:parent-style-name="Standard">
      <style:paragraph-properties fo:margin-left="0.049cm" fo:margin-right="0.049cm" fo:text-align="justify" style:justify-single-word="false" fo:text-indent="0.049cm" style:auto-text-indent="true" fo:padding="0.074cm" fo:border-left="none" fo:border-right="none" fo:border-top="none" fo:border-bottom="0.002cm solid #000000" style:join-border="false"/>
      <style:text-properties fo:color="#008000" fo:font-size="6pt" style:text-underline-style="none" fo:font-weight="bold" style:font-size-asian="6pt" style:font-weight-asian="bold" style:font-size-complex="6pt" style:font-weight-complex="bold"/>
    </style:style>
    <style:style style:name="P10" style:family="paragraph" style:parent-style-name="Standard" style:master-page-name="">
      <style:paragraph-properties fo:margin-left="0.049cm" fo:margin-right="0.049cm" fo:text-align="justify" style:justify-single-word="false" fo:hyphenation-ladder-count="no-limit" fo:text-indent="0.049cm" style:auto-text-indent="true" style:page-number="auto" fo:background-color="transparent" style:shadow="none">
        <style:tab-stops/>
        <style:background-image/>
      </style:paragraph-properties>
      <style:text-properties fo:font-size="6pt" style:text-underline-style="none" fo:font-weight="normal" style:font-size-asian="6pt" style:font-weight-asian="normal" style:font-size-complex="6pt" style:font-weight-complex="normal" fo:hyphenate="true" fo:hyphenation-remain-char-count="2" fo:hyphenation-push-char-count="2"/>
    </style:style>
    <style:style style:name="P11" style:family="paragraph" style:parent-style-name="Standard">
      <style:paragraph-properties fo:margin-left="0.049cm" fo:margin-right="0.049cm" fo:text-align="justify" style:justify-single-word="false" fo:hyphenation-ladder-count="no-limit" fo:text-indent="0.049cm" style:auto-text-indent="true" fo:background-color="transparent" style:shadow="none">
        <style:tab-stops/>
        <style:background-image/>
      </style:paragraph-properties>
      <style:text-properties fo:font-size="6pt" style:text-underline-style="none" fo:font-weight="normal" style:font-size-asian="6pt" style:font-weight-asian="normal" style:font-size-complex="6pt" style:font-weight-complex="normal" fo:hyphenate="true" fo:hyphenation-remain-char-count="2" fo:hyphenation-push-char-count="2"/>
    </style:style>
    <style:style style:name="P12" style:family="paragraph" style:parent-style-name="Standard">
      <style:text-properties fo:color="#008000" fo:font-size="6pt" style:text-underline-style="none" fo:font-weight="bold" style:font-size-asian="6pt" style:font-weight-asian="bold" style:font-size-complex="6pt" style:font-weight-complex="bold"/>
    </style:style>
    <style:style style:name="P13" style:family="paragraph" style:parent-style-name="Standard">
      <style:paragraph-properties fo:text-align="justify" style:justify-single-word="false"/>
      <style:text-properties fo:color="#008000" fo:font-size="6pt" style:text-underline-style="none" fo:font-weight="bold" style:font-size-asian="6pt" style:font-weight-asian="bold" style:font-size-complex="6pt" style:font-weight-complex="bold"/>
    </style:style>
    <style:style style:name="P14" style:family="paragraph" style:parent-style-name="Standard">
      <style:text-properties fo:color="#008000" fo:font-size="6pt" fo:font-weight="bold" style:font-size-asian="6pt" style:font-weight-asian="bold" style:font-size-complex="6pt" style:font-weight-complex="bold"/>
    </style:style>
    <style:style style:name="P15" style:family="paragraph" style:parent-style-name="Standard">
      <style:text-properties fo:font-size="6pt" style:font-size-asian="6pt" style:font-size-complex="6pt"/>
    </style:style>
    <style:style style:name="P16" style:family="paragraph" style:parent-style-name="Standard">
      <style:text-properties fo:color="#000000" fo:font-size="6pt" style:text-underline-style="none" fo:font-weight="normal" style:font-size-asian="6pt" style:font-weight-asian="normal" style:font-size-complex="6pt" style:font-weight-complex="normal"/>
    </style:style>
    <style:style style:name="P17" style:family="paragraph" style:parent-style-name="Standard">
      <style:paragraph-properties fo:text-align="justify" style:justify-single-word="false"/>
      <style:text-properties fo:color="#000000" fo:font-size="6pt" style:text-underline-style="none" fo:font-weight="normal" style:font-size-asian="6pt" style:font-weight-asian="normal" style:font-size-complex="6pt" style:font-weight-complex="normal"/>
    </style:style>
    <style:style style:name="P18" style:family="paragraph" style:parent-style-name="Standard">
      <style:text-properties fo:color="#000000" fo:font-size="6pt" style:text-underline-style="none" fo:font-weight="bold" style:font-size-asian="6pt" style:font-weight-asian="bold" style:font-size-complex="6pt" style:font-weight-complex="bold"/>
    </style:style>
    <style:style style:name="P19" style:family="paragraph" style:parent-style-name="Standard">
      <style:paragraph-properties fo:text-align="justify" style:justify-single-word="false"/>
      <style:text-properties fo:color="#000000" fo:font-size="6pt" style:text-underline-style="none" fo:font-weight="bold" style:font-size-asian="6pt" style:font-weight-asian="bold" style:font-size-complex="6pt" style:font-weight-complex="bold"/>
    </style:style>
    <style:style style:name="P20" style:family="paragraph" style:parent-style-name="Standard">
      <style:paragraph-properties fo:text-align="justify" style:justify-single-word="false"/>
      <style:text-properties fo:color="#000080" fo:font-size="8pt" fo:font-weight="bold" style:font-size-asian="8pt" style:font-weight-asian="bold" style:font-size-complex="8pt" style:font-weight-complex="bold"/>
    </style:style>
    <style:style style:name="P21" style:family="paragraph" style:parent-style-name="Standard">
      <style:paragraph-properties fo:text-align="justify" style:justify-single-word="false"/>
      <style:text-properties style:use-window-font-color="true" fo:font-size="6pt" style:text-underline-style="none" fo:font-weight="normal" style:font-size-asian="6pt" style:font-weight-asian="normal" style:font-size-complex="6pt" style:font-weight-complex="normal"/>
    </style:style>
    <style:style style:name="P22" style:family="paragraph" style:parent-style-name="Standard">
      <style:paragraph-properties fo:text-align="justify" style:justify-single-word="false"/>
      <style:text-properties fo:font-weight="normal" style:font-weight-asian="normal" style:font-weight-complex="normal"/>
    </style:style>
    <style:style style:name="P23" style:family="paragraph" style:parent-style-name="Standard">
      <style:paragraph-properties fo:text-align="justify" style:justify-single-word="false"/>
      <style:text-properties fo:font-weight="bold" style:font-weight-asian="bold" style:font-weight-complex="bold"/>
    </style:style>
    <style:style style:name="P24" style:family="paragraph" style:parent-style-name="Standard">
      <style:paragraph-properties fo:padding="0.074cm" fo:border-left="none" fo:border-right="none" fo:border-top="none" fo:border-bottom="0.002cm solid #000000" style:join-border="false"/>
      <style:text-properties fo:color="#008000" fo:font-size="6pt" fo:font-weight="bold" style:font-size-asian="6pt" style:font-weight-asian="bold" style:font-size-complex="6pt" style:font-weight-complex="bold"/>
    </style:style>
    <style:style style:name="P25" style:family="paragraph" style:parent-style-name="Standard">
      <style:paragraph-properties fo:padding="0.074cm" fo:border-left="none" fo:border-right="none" fo:border-top="none" fo:border-bottom="0.002cm solid #000000" style:join-border="false"/>
      <style:text-properties fo:color="#008000" fo:font-size="6pt" style:text-underline-style="none" fo:font-weight="bold" style:font-size-asian="6pt" style:font-weight-asian="bold" style:font-size-complex="6pt" style:font-weight-complex="bold"/>
    </style:style>
    <style:style style:name="P26" style:family="paragraph" style:parent-style-name="Standard">
      <style:paragraph-properties fo:text-align="justify" style:justify-single-word="false" fo:padding="0.074cm" fo:border-left="none" fo:border-right="none" fo:border-top="none" fo:border-bottom="0.002cm solid #000000" style:join-border="false"/>
      <style:text-properties fo:font-weight="normal" style:font-weight-asian="normal" style:font-weight-complex="normal"/>
    </style:style>
    <style:style style:name="P27" style:family="paragraph" style:parent-style-name="Standard" style:list-style-name="MyDefaultBullets">
      <style:paragraph-properties fo:text-align="justify" style:justify-single-word="false"/>
      <style:text-properties fo:color="#000000" fo:font-size="6pt" style:text-underline-style="none" fo:font-weight="bold" style:font-size-asian="6pt" style:font-weight-asian="bold" style:font-size-complex="6pt" style:font-weight-complex="bold"/>
    </style:style>
    <style:style style:name="P28" style:family="paragraph" style:parent-style-name="Standard">
      <style:text-properties fo:color="#000000" fo:font-size="6pt" style:text-underline-style="none" fo:font-weight="normal" style:font-size-asian="6pt" style:font-weight-asian="normal" style:font-size-complex="6pt" style:font-weight-complex="normal"/>
    </style:style>
    <style:style style:name="P29" style:family="paragraph" style:parent-style-name="Standard">
      <style:paragraph-properties fo:text-align="justify" style:justify-single-word="false"/>
      <style:text-properties fo:color="#000000" fo:font-size="6pt" style:text-underline-style="none" fo:font-weight="normal" style:font-size-asian="6pt" style:font-weight-asian="normal" style:font-size-complex="6pt" style:font-weight-complex="normal"/>
    </style:style>
    <style:style style:name="P30" style:family="paragraph" style:parent-style-name="Standard" style:list-style-name="MyDefaultBullets">
      <style:paragraph-properties fo:text-align="justify" style:justify-single-word="false"/>
      <style:text-properties fo:color="#000000" fo:font-size="6pt" style:text-underline-style="none" fo:font-weight="normal" style:font-size-asian="6pt" style:font-weight-asian="normal" style:font-size-complex="6pt" style:font-weight-complex="normal"/>
    </style:style>
    <style:style style:name="P31" style:family="paragraph" style:parent-style-name="Standard" style:list-style-name="">
      <style:paragraph-properties style:text-autospace="none"/>
      <style:text-properties fo:color="#000000" style:font-name="F" fo:font-size="6pt" fo:font-weight="bold" style:font-name-asian="F" style:font-size-asian="6pt" style:font-weight-asian="bold" style:font-name-complex="F" style:font-size-complex="6pt" style:font-weight-complex="bold"/>
    </style:style>
    <style:style style:name="P32" style:family="paragraph" style:parent-style-name="Standard" style:list-style-name="List_20_1">
      <style:paragraph-properties fo:text-align="justify" style:justify-single-word="false"/>
    </style:style>
    <style:style style:name="P33" style:family="paragraph" style:parent-style-name="Standard">
      <style:paragraph-properties fo:text-align="justify" style:justify-single-word="false"/>
      <style:text-properties fo:font-weight="normal" style:font-weight-asian="normal" style:font-weight-complex="normal"/>
    </style:style>
    <style:style style:name="P34" style:family="paragraph" style:parent-style-name="Standard" style:list-style-name="MyDefaultBullets">
      <style:paragraph-properties fo:text-align="justify" style:justify-single-word="false"/>
      <style:text-properties fo:font-weight="normal" style:font-weight-asian="normal" style:font-weight-complex="normal"/>
    </style:style>
    <style:style style:name="P35" style:family="paragraph" style:parent-style-name="Standard" style:list-style-name="L2">
      <style:paragraph-properties fo:text-align="justify" style:justify-single-word="false"/>
      <style:text-properties fo:font-weight="normal" style:font-weight-asian="normal" style:font-weight-complex="normal"/>
    </style:style>
    <style:style style:name="P36" style:family="paragraph" style:parent-style-name="Standard" style:list-style-name="MyDefaultBullets">
      <style:paragraph-properties fo:text-align="justify" style:justify-single-word="false"/>
      <style:text-properties fo:font-weight="normal" style:font-weight-asian="bold" style:font-weight-complex="bold"/>
    </style:style>
    <style:style style:name="P37" style:family="paragraph" style:parent-style-name="Standard">
      <style:paragraph-properties fo:text-align="justify" style:justify-single-word="false"/>
      <style:text-properties fo:font-weight="bold" style:font-weight-asian="bold" style:font-weight-complex="bold"/>
    </style:style>
    <style:style style:name="P38" style:family="paragraph" style:parent-style-name="Standard">
      <style:paragraph-properties fo:text-align="justify" style:justify-single-word="false"/>
      <style:text-properties fo:color="#000080" fo:font-size="8pt" style:text-underline-style="none" fo:font-weight="bold" style:font-size-asian="8pt" style:font-weight-asian="bold" style:font-size-complex="8pt" style:font-weight-complex="bold"/>
    </style:style>
    <style:style style:name="P39" style:family="paragraph" style:parent-style-name="Standard">
      <style:paragraph-properties fo:text-align="justify" style:justify-single-word="false"/>
      <style:text-properties fo:color="#008000" fo:font-size="6pt" style:text-underline-style="none" fo:font-weight="bold" style:font-size-asian="6pt" style:font-weight-asian="bold" style:font-size-complex="6pt" style:font-weight-complex="bold"/>
    </style:style>
    <style:style style:name="P40" style:family="paragraph" style:parent-style-name="Standard">
      <style:paragraph-properties fo:text-align="justify" style:justify-single-word="false"/>
      <style:text-properties style:use-window-font-color="true" fo:font-size="6pt" style:text-underline-style="none" fo:font-weight="normal" style:font-size-asian="6pt" style:font-weight-asian="normal" style:font-size-complex="6pt" style:font-weight-complex="normal"/>
    </style:style>
    <style:style style:name="P41" style:family="paragraph" style:parent-style-name="Standard" style:list-style-name="List_20_1">
      <style:paragraph-properties fo:text-align="justify" style:justify-single-word="false"/>
      <style:text-properties style:use-window-font-color="true" fo:font-size="6pt" style:text-underline-style="none" fo:font-weight="normal" style:font-size-asian="6pt" style:font-weight-asian="normal" style:font-size-complex="6pt" style:font-weight-complex="normal"/>
    </style:style>
    <style:style style:name="P42" style:family="paragraph" style:parent-style-name="Standard">
      <style:text-properties fo:font-size="6pt" style:text-underline-style="solid" style:text-underline-width="auto" style:text-underline-color="font-color" fo:font-weight="bold" style:font-size-asian="6pt" style:font-weight-asian="bold" style:font-size-complex="6pt" style:font-weight-complex="bold"/>
    </style:style>
    <style:style style:name="P43" style:family="paragraph" style:parent-style-name="Standard">
      <style:paragraph-properties fo:text-align="justify" style:justify-single-word="false"/>
      <style:text-properties fo:font-size="6pt" fo:font-weight="normal" style:font-size-asian="6pt" style:font-weight-asian="normal" style:font-size-complex="6pt" style:font-weight-complex="normal"/>
    </style:style>
    <style:style style:name="P44" style:family="paragraph" style:parent-style-name="Standard" style:list-style-name="">
      <style:paragraph-properties style:text-autospace="none"/>
      <style:text-properties fo:font-size="6pt" style:font-size-asian="6pt" style:font-size-complex="6pt"/>
    </style:style>
    <style:style style:name="P45" style:family="paragraph" style:parent-style-name="Standard">
      <style:paragraph-properties fo:margin-left="0.049cm" fo:margin-right="0.049cm" fo:text-indent="0.049cm" style:auto-text-indent="true"/>
      <style:text-properties fo:font-size="6pt" style:text-underline-style="none" fo:font-weight="bold" style:font-size-asian="6pt" style:font-weight-asian="bold" style:font-size-complex="6pt" style:font-weight-complex="bold"/>
    </style:style>
    <style:style style:name="P46" style:family="paragraph" style:parent-style-name="Standard">
      <style:paragraph-properties fo:margin-left="0.049cm" fo:margin-right="0.049cm" fo:text-align="justify" style:justify-single-word="false" fo:text-indent="0.049cm" style:auto-text-indent="true"/>
      <style:text-properties fo:font-size="6pt" style:text-underline-style="none" fo:font-weight="bold" style:font-size-asian="6pt" style:font-weight-asian="bold" style:font-size-complex="6pt" style:font-weight-complex="bold"/>
    </style:style>
    <style:style style:name="P47" style:family="paragraph" style:parent-style-name="Standard">
      <style:paragraph-properties fo:margin-left="0.049cm" fo:margin-right="0.049cm" fo:text-align="justify" style:justify-single-word="false" fo:text-indent="0.049cm" style:auto-text-indent="true" fo:background-color="#e6e6ff">
        <style:background-image/>
      </style:paragraph-properties>
      <style:text-properties fo:font-size="6pt" style:text-underline-style="none" fo:font-weight="bold" style:font-size-asian="6pt" style:font-weight-asian="bold" style:font-size-complex="6pt" style:font-weight-complex="bold"/>
    </style:style>
    <style:style style:name="P48" style:family="paragraph" style:parent-style-name="Standard">
      <style:paragraph-properties fo:margin-left="0.049cm" fo:margin-right="0.049cm" fo:text-align="justify" style:justify-single-word="false" fo:text-indent="0.049cm" style:auto-text-indent="true" fo:background-color="#e6e6ff">
        <style:background-image/>
      </style:paragraph-properties>
      <style:text-properties fo:color="#000080" fo:font-size="6pt" style:text-underline-style="none" fo:font-weight="bold" style:font-size-asian="6pt" style:font-weight-asian="bold" style:font-size-complex="6pt" style:font-weight-complex="bold"/>
    </style:style>
    <style:style style:name="P49" style:family="paragraph" style:parent-style-name="Standard" style:list-style-name="MyDefaultBullets">
      <style:paragraph-properties fo:margin-left="0.012cm" fo:margin-right="0cm" fo:text-align="justify" style:justify-single-word="false" fo:text-indent="0cm" style:auto-text-indent="false"/>
      <style:text-properties fo:color="#000000" fo:font-size="6pt" style:text-underline-style="none" fo:font-weight="bold" style:font-size-asian="6pt" style:font-weight-asian="bold" style:font-size-complex="6pt" style:font-weight-complex="bold"/>
    </style:style>
    <style:style style:name="P50" style:family="paragraph" style:parent-style-name="Standard">
      <style:paragraph-properties fo:background-color="#e6e6ff">
        <style:background-image/>
      </style:paragraph-properties>
      <style:text-properties fo:color="#000080" fo:font-size="6pt" style:text-underline-style="none" fo:font-weight="bold" style:font-size-asian="6pt" style:font-weight-asian="bold" style:font-size-complex="6pt" style:font-weight-complex="bold"/>
    </style:style>
    <style:style style:name="P51" style:family="paragraph" style:parent-style-name="Standard">
      <style:paragraph-properties fo:text-align="justify" style:justify-single-word="false" fo:background-color="#e6e6ff">
        <style:background-image/>
      </style:paragraph-properties>
      <style:text-properties fo:color="#000080" fo:font-size="6pt" style:text-underline-style="none" fo:font-weight="bold" style:font-size-asian="6pt" style:font-weight-asian="bold" style:font-size-complex="6pt" style:font-weight-complex="bold"/>
    </style:style>
    <style:style style:name="P52" style:family="paragraph" style:parent-style-name="Standard">
      <style:paragraph-properties fo:background-color="#e6e6ff">
        <style:background-image/>
      </style:paragraph-properties>
      <style:text-properties fo:color="#008000" fo:font-size="6pt" style:text-underline-style="solid" style:text-underline-width="auto" style:text-underline-color="font-color" fo:font-weight="bold" style:font-size-asian="6pt" style:font-weight-asian="bold" style:font-size-complex="6pt" style:font-weight-complex="bold"/>
    </style:style>
    <style:style style:name="P53" style:family="paragraph" style:parent-style-name="Standard">
      <style:paragraph-properties fo:text-align="justify" style:justify-single-word="false" fo:background-color="#e6e6ff">
        <style:background-image/>
      </style:paragraph-properties>
      <style:text-properties style:use-window-font-color="true" fo:font-size="6pt" style:text-underline-style="none" fo:font-weight="bold" style:font-size-asian="6pt" style:font-weight-asian="bold" style:font-size-complex="6pt" style:font-weight-complex="bold"/>
    </style:style>
    <style:style style:name="P54" style:family="paragraph" style:parent-style-name="Standard">
      <style:paragraph-properties fo:text-align="justify" style:justify-single-word="false" fo:break-before="page"/>
      <style:text-properties fo:color="#000080" fo:font-size="8pt" style:text-underline-style="none" fo:font-weight="bold" style:font-size-asian="8pt" style:font-weight-asian="bold" style:font-size-complex="8pt" style:font-weight-complex="bold"/>
    </style:style>
    <style:style style:name="P55" style:family="paragraph" style:parent-style-name="Table_20_Heading">
      <style:paragraph-properties fo:text-align="center" style:justify-single-word="false"/>
      <style:text-properties style:text-rotation-angle="90" style:text-rotation-scale="line-height"/>
    </style:style>
    <style:style style:name="P56" style:family="paragraph" style:parent-style-name="Table_20_Heading">
      <style:paragraph-properties fo:text-align="center" style:justify-single-word="false"/>
    </style:style>
    <style:style style:name="P57" style:family="paragraph" style:parent-style-name="Table_20_Contents">
      <style:paragraph-properties fo:text-align="center" style:justify-single-word="false"/>
      <style:text-properties style:font-size-complex="6pt" style:text-rotation-angle="90" style:text-rotation-scale="line-height"/>
    </style:style>
    <style:style style:name="P58" style:family="paragraph" style:parent-style-name="Table_20_Contents">
      <style:paragraph-properties fo:text-align="center" style:justify-single-word="false"/>
      <style:text-properties style:font-size-complex="6pt"/>
    </style:style>
    <style:style style:name="P59"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008000"/>
    </style:style>
    <style:style style:name="T4" style:family="text">
      <style:text-properties fo:color="#008000" fo:font-weight="bold" style:font-weight-asian="bold" style:font-weight-complex="bold"/>
    </style:style>
    <style:style style:name="T5" style:family="text">
      <style:text-properties fo:color="#008000" fo:font-size="6pt" style:text-underline-style="none" fo:font-weight="bold" style:font-size-asian="6pt" style:font-weight-asian="bold" style:font-size-complex="6pt" style:font-weight-complex="bold"/>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000000" style:font-name="F" fo:font-size="10pt" style:font-name-asian="F" style:font-size-asian="10pt" style:font-name-complex="F" style:font-size-complex="10pt"/>
    </style:style>
    <style:style style:name="T9" style:family="text">
      <style:text-properties fo:color="#000000" style:font-name="F" fo:font-size="10pt" fo:font-weight="normal" style:font-name-asian="F" style:font-size-asian="10pt" style:font-weight-asian="normal" style:font-name-complex="F" style:font-size-complex="10pt" style:font-weight-complex="normal"/>
    </style:style>
    <style:style style:name="T10" style:family="text">
      <style:text-properties fo:color="#000000" style:font-name="F" fo:font-size="10pt" fo:font-weight="bold" style:font-name-asian="F" style:font-size-asian="10pt" style:font-weight-asian="bold" style:font-name-complex="F" style:font-size-complex="10pt" style:font-weight-complex="bold"/>
    </style:style>
    <style:style style:name="T11" style:family="text">
      <style:text-properties fo:color="#000000" style:font-name="F" style:font-name-asian="F" style:font-name-complex="F"/>
    </style:style>
    <style:style style:name="T12" style:family="text">
      <style:text-properties fo:color="#000000" style:font-name="F" fo:font-weight="normal" style:font-name-asian="F" style:font-weight-asian="normal" style:font-name-complex="F" style:font-weight-complex="normal"/>
    </style:style>
    <style:style style:name="T13" style:family="text">
      <style:text-properties fo:color="#000000" style:font-name="F" fo:font-weight="bold" style:font-name-asian="F" style:font-weight-asian="bold" style:font-name-complex="F" style:font-weight-complex="bold"/>
    </style:style>
    <style:style style:name="T14" style:family="text">
      <style:text-properties fo:font-size="6pt"/>
    </style:style>
    <style:style style:name="T15" style:family="text">
      <style:text-properties style:text-underline-style="none"/>
    </style:style>
    <style:style style:name="T16" style:family="text">
      <style:text-properties fo:font-weight="normal"/>
    </style:style>
    <style:style style:name="T17" style:family="text">
      <style:text-properties style:font-size-asian="6pt"/>
    </style:style>
    <style:style style:name="T18" style:family="text">
      <style:text-properties style:font-weight-asian="normal"/>
    </style:style>
    <style:style style:name="T19" style:family="text">
      <style:text-properties style:font-size-complex="6pt"/>
    </style:style>
    <style:style style:name="T20" style:family="text">
      <style:text-properties style:font-weight-complex="normal"/>
    </style:style>
    <style:style style:name="T21" style:family="text">
      <style:text-properties fo:color="#000080"/>
    </style:style>
    <style:style style:name="T22" style:family="text">
      <style:text-properties fo:color="#000080" fo:font-style="italic" style:font-style-asian="italic" style:font-style-complex="italic"/>
    </style:style>
    <style:style style:name="T23" style:family="text">
      <style:text-properties style:use-window-font-color="true"/>
    </style:style>
    <style:style style:name="T24" style:family="text">
      <style:text-properties style:use-window-font-color="true" fo:font-style="italic" style:font-style-asian="italic" style:font-style-complex="italic"/>
    </style:style>
    <style:style style:name="T25" style:family="text">
      <style:text-properties style:use-window-font-color="true" fo:font-size="6pt" style:text-underline-style="none" fo:font-weight="normal" style:font-size-asian="6pt" style:font-weight-asian="normal" style:font-size-complex="6pt" style:font-weight-complex="normal"/>
    </style:style>
    <style:style style:name="T26" style:family="text">
      <style:text-properties fo:color="#ff0000" style:font-name="F" fo:font-size="10pt" style:font-name-asian="F" style:font-size-asian="10pt" style:font-name-complex="F" style:font-size-complex="10pt"/>
    </style:style>
    <style:style style:name="T27" style:family="text">
      <style:text-properties fo:color="#ff0000" style:font-name="F" fo:font-size="10pt" fo:font-weight="normal" style:font-name-asian="F" style:font-size-asian="10pt" style:font-weight-asian="normal" style:font-name-complex="F" style:font-size-complex="10pt" style:font-weight-complex="normal"/>
    </style:style>
    <style:style style:name="T28" style:family="text">
      <style:text-properties fo:color="#ff0000" style:font-name="F" style:font-name-asian="F" style:font-name-complex="F"/>
    </style:style>
    <style:style style:name="T29" style:family="text">
      <style:text-properties fo:color="#ff0000" style:font-name="F" fo:font-weight="normal" style:font-name-asian="F" style:font-weight-asian="normal" style:font-name-complex="F" style:font-weight-complex="normal"/>
    </style:style>
    <style:style style:name="T30" style:family="text">
      <style:text-properties fo:color="#0000ff" style:font-name="F" fo:font-size="10pt" style:font-name-asian="F" style:font-size-asian="10pt" style:font-name-complex="F" style:font-size-complex="10pt"/>
    </style:style>
    <style:style style:name="T31" style:family="text">
      <style:text-properties fo:color="#0000ff" style:font-name="F" fo:font-size="10pt" fo:font-weight="normal" style:font-name-asian="F" style:font-size-asian="10pt" style:font-weight-asian="normal" style:font-name-complex="F" style:font-size-complex="10pt" style:font-weight-complex="normal"/>
    </style:style>
    <style:style style:name="T32" style:family="text">
      <style:text-properties fo:color="#0000ff" style:font-name="F" style:font-name-asian="F" style:font-name-complex="F"/>
    </style:style>
    <style:style style:name="T33" style:family="text">
      <style:text-properties fo:color="#0000ff" style:font-name="F" fo:font-weight="normal" style:font-name-asian="F" style:font-weight-asian="normal" style:font-name-complex="F" style:font-weight-complex="normal"/>
    </style:style>
    <style:style style:name="T34" style:family="text">
      <style:text-properties fo:color="#8000ff" style:font-name="F" fo:font-size="10pt" fo:font-weight="bold" style:font-name-asian="F" style:font-size-asian="10pt" style:font-weight-asian="bold" style:font-name-complex="F" style:font-size-complex="10pt" style:font-weight-complex="bold"/>
    </style:style>
    <style:style style:name="T35" style:family="text">
      <style:text-properties fo:color="#8000ff" style:font-name="F" fo:font-weight="bold" style:font-name-asian="F" style:font-weight-asian="bold" style:font-name-complex="F"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text-style style:name="N10100" number:language="pt" number:country="PT">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SQL</text:p>
      <text:p text:style-name="P3">Flow Control:</text:p>
      <text:p text:style-name="P5">BEGIN...END : <text:span text:style-name="T23">also known as <text:s/></text:span><text:span text:style-name="T24">statement_block</text:span></text:p>
      <text:p text:style-name="P6">BEGIN</text:p>
      <text:p text:style-name="P6">{sql_statement | statement_block}</text:p>
      <text:p text:style-name="P6">END</text:p>
      <text:p text:style-name="P1"><text:span text:style-name="T21">BREAK:</text:span>Stop a WHILE loop.</text:p>
      <text:p text:style-name="P1"><text:span text:style-name="T21">CONTINUE:</text:span>Restart a WHILE loop.</text:p>
      <text:p text:style-name="P1"><text:span text:style-name="T21">GOTO </text:span><text:span text:style-name="T22">label: </text:span>Alter the <text:s/>flow of execution to a label.</text:p>
      <text:p text:style-name="P6">GOTO label</text:p>
      <text:p text:style-name="P1">Note: definig the label:</text:p>
      <text:p text:style-name="P6">label :</text:p>
      <text:p text:style-name="P1"><text:span text:style-name="T21">IF...ELSE</text:span></text:p>
      <text:p text:style-name="P6">IF boolean expression</text:p>
      <text:p text:style-name="P6">{sql_statement | statement_block}</text:p>
      <text:p text:style-name="P6">[</text:p>
      <text:p text:style-name="P6">ELSE</text:p>
      <text:p text:style-name="P6">{sql_statement | statement_block}</text:p>
      <text:p text:style-name="P6">]</text:p>
      <text:p text:style-name="P1"><text:span text:style-name="T21">RETURN : </text:span>Exits uncondicionally from a query or procedure</text:p>
      <text:p text:style-name="P6">RETURN [ integer expression ]</text:p>
      <text:p text:style-name="P1"><text:span text:style-name="T21">TRY...CATCH</text:span></text:p>
      <text:p text:style-name="P6">BEGIN TRY </text:p>
      <text:p text:style-name="P6">{sql_statement | statement_block}</text:p>
      <text:p text:style-name="P6">END TRY</text:p>
      <text:p text:style-name="P6">BEGIN CATCH</text:p>
      <text:p text:style-name="P6">{sql_statement | statement_block}</text:p>
      <text:p text:style-name="P6">END CATCH</text:p>
      <text:p text:style-name="P6">;</text:p>
      <text:p text:style-name="P1"><text:span text:style-name="T21">WAITFOR</text:span></text:p>
      <text:p text:style-name="P1">Block the execution of a batch, stored procedure or transaction <text:s/>until:</text:p>
      <text:p text:style-name="P1">- specified time or a time interval is reached</text:p>
      <text:p text:style-name="P1">- specified statement modifies or returns at least one row</text:p>
      <text:p text:style-name="P6">WAITFOR </text:p>
      <text:p text:style-name="P6">{</text:p>
      <text:p text:style-name="P6">DELAY 'time_to_pass' </text:p>
      <text:p text:style-name="P6">| TIME 'time_to_execute' </text:p>
      <text:p text:style-name="P6">| [ ( receive_statement ) </text:p>
      <text:p text:style-name="P6">| ( get_conversation_group_statement ) ] </text:p>
      <text:p text:style-name="P6">[ , TIMEOUT timeout ]</text:p>
      <text:p text:style-name="P6">}</text:p>
      <text:p text:style-name="P1"><text:span text:style-name="T21">WHILE</text:span></text:p>
      <text:p text:style-name="P6">WHILE Boolean_expression </text:p>
      <text:p text:style-name="P8">{ sql_statement | statement_block | BREAK | CONTINUE }</text:p>
      <text:p text:style-name="P4">Reference</text:p>
      <text:p text:style-name="P2"><text:span text:style-name="T4">/*...*/</text:span> <text:tab/>(Comment) </text:p>
      <text:p text:style-name="P2"><text:span text:style-name="T4">--</text:span> <text:tab/>(Comment) </text:p>
      <text:p text:style-name="P47"><text:span text:style-name="T21">DECLARE @local_variable </text:span></text:p>
      <text:p text:style-name="P46"><text:span text:style-name="T3">DECLARE </text:span></text:p>
      <text:p text:style-name="P7">{ </text:p>
      <text:p text:style-name="P7">{{ @local_variable [AS] data_type } | [ = value ] }</text:p>
      <text:p text:style-name="P7">| { @cursor_variable_name CURSOR }</text:p>
      <text:p text:style-name="P7">} [,...n] </text:p>
      <text:p text:style-name="P7">| { @table_variable_name [AS] &lt;table_type_definition&gt;</text:p>
      <text:p text:style-name="P7"><text:s/>| &lt;user-defined table type&gt; </text:p>
      <text:p text:style-name="P2"><text:span text:style-name="T4">}</text:span> </text:p>
      <text:p text:style-name="P46"><text:span text:style-name="T1">&lt;table_type_definition&gt; ::= </text:span></text:p>
      <text:p text:style-name="P2"><text:s/><text:span text:style-name="T4">TABLE ( { &lt;column_definition&gt; | &lt;table_constraint&gt; } [ ,... ] ) </text:span></text:p>
      <text:p text:style-name="P2"><text:span text:style-name="T2">&lt;column_constraint&gt; ::=</text:span> </text:p>
      <text:p text:style-name="P2"><text:s/><text:span text:style-name="T4">{</text:span></text:p>
      <text:p text:style-name="P7"><text:s/>[ NULL | NOT NULL ] </text:p>
      <text:p text:style-name="P7"><text:s/>| [ PRIMARY KEY | UNIQUE ] </text:p>
      <text:p text:style-name="P7"><text:s/>| CHECK ( logical_expression ) </text:p>
      <text:p text:style-name="P2"><text:span text:style-name="T4"><text:s/>}</text:span> </text:p>
      <text:p text:style-name="P2"><text:span text:style-name="T2">&lt;table_constraint&gt; ::=</text:span> </text:p>
      <text:p text:style-name="P2"><text:s/><text:span text:style-name="T4">{ </text:span></text:p>
      <text:p text:style-name="P7">{ PRIMARY KEY | UNIQUE } </text:p>
      <text:p text:style-name="P7">( column_name [ ,... ] ) </text:p>
      <text:p text:style-name="P7"><text:s/>| CHECK ( search_condition ) </text:p>
      <text:p text:style-name="P7"><text:s/>} </text:p>
      <text:p text:style-name="P46"><text:span text:style-name="T1">&lt;column_definition&gt; ::= </text:span></text:p>
      <text:p text:style-name="P2"><text:s/><text:span text:style-name="T4">column_name {scalar_data_type | AS computed_column_expression}</text:span></text:p>
      <text:p text:style-name="P7"><text:s/>[ COLLATE collation_name ] </text:p>
      <text:p text:style-name="P7"><text:s/>[ [ DEFAULT constant_expression ] </text:p>
      <text:p text:style-name="P7">| IDENTITY [ (seed ,increment ) ] ] </text:p>
      <text:p text:style-name="P7">[ ROWGUIDCOL ] </text:p>
      <text:p text:style-name="P7">[ &lt;column_constraint&gt; ] </text:p>
      <text:p text:style-name="P47"><text:span text:style-name="T21">EXECUTE (Transact-SQL)</text:span></text:p>
      <text:p text:style-name="P46"><text:span text:style-name="T3">[ { EXEC | EXECUTE } ]</text:span></text:p>
      <text:p text:style-name="P7">{ </text:p>
      <text:p text:style-name="P7">[ @return_status = ]</text:p>
      <text:p text:style-name="P7">{ module_name [ ;number ] | @module_name_var } </text:p>
      <text:p text:style-name="P7">[ [ @parameter = ] { value </text:p>
      <text:p text:style-name="P7"><text:s/>| @variable [ OUTPUT ] </text:p>
      <text:p text:style-name="P7"><text:s/>| [ DEFAULT ] </text:p>
      <text:p text:style-name="P7"><text:s/>}</text:p>
      <text:p text:style-name="P7">]</text:p>
      <text:p text:style-name="P7">[ ,...n ]</text:p>
      <text:p text:style-name="P7">[ WITH RECOMPILE ]</text:p>
      <text:p text:style-name="P7">}</text:p>
      <text:p text:style-name="P7">;</text:p>
      <text:p text:style-name="P2">Execute a character string</text:p>
      <text:p text:style-name="P7">{ EXEC | EXECUTE } </text:p>
      <text:p text:style-name="P7">( { @string_variable | [ N ]'tsql_string' } [ + ...n ] )</text:p>
      <text:p text:style-name="P7">[ AS { LOGIN | USER } = ' name ' ]</text:p>
      <text:p text:style-name="P7">;</text:p>
      <text:p text:style-name="P2">Execute a pass-through command against a linked server</text:p>
      <text:p text:style-name="P7">{ EXEC | EXECUTE }</text:p>
      <text:p text:style-name="P7">( </text:p>
      <text:p text:style-name="P7">{ @string_variable | [ N ] 'command_string [ ? ]' } [ + ...n ]</text:p>
      <text:p text:style-name="P7">[ { , { value | @variable [ OUTPUT ] } } [ ...n ] ]</text:p>
      <text:p text:style-name="P7">) </text:p>
      <text:p text:style-name="P7">[ AS { LOGIN | USER } = ' name ' ]</text:p>
      <text:p text:style-name="P7">[ AT linked_server_name ]</text:p>
      <text:p text:style-name="P7">;</text:p>
      <text:p text:style-name="P48">PRINT (Transact-SQL)</text:p>
      <text:p text:style-name="P7">PRINT msg_str | @local_variable | string_expr</text:p>
      <text:p text:style-name="P47"><text:span text:style-name="T21">RAISERROR (Transact-SQL)</text:span></text:p>
      <text:p text:style-name="P7">RAISERROR ( { msg_id | msg_str | @local_variable }</text:p>
      <text:p text:style-name="P7">{ ,severity ,state }</text:p>
      <text:p text:style-name="P7">[ ,argument [ ,...n ] ] )</text:p>
      <text:p text:style-name="P9">[ <text:s text:c="6"/>WITH option [ ,...n ] ]</text:p>
      <text:p text:style-name="P42"><text:span text:style-name="T7">STORED PROCEDURES</text:span></text:p>
      <text:p text:style-name="P52">CREATE PROCEDURE (Transact-SQL)</text:p>
      <text:p text:style-name="P12">CREATE { PROC | PROCEDURE } [schema_name.] procedure_name [ ; number ] </text:p>
      <text:p text:style-name="P12"><text:s text:c="4"/>[ { @parameter [ type_schema_name. ] data_type } </text:p>
      <text:p text:style-name="P12"><text:s text:c="8"/>[ VARYING ] [ = default ] [ OUT | OUTPUT ] [READONLY]</text:p>
      <text:p text:style-name="P12"><text:s text:c="4"/>] [ ,...n ] </text:p>
      <text:p text:style-name="P12">[ WITH &lt;procedure_option&gt; [ ,...n ] ]</text:p>
      <text:p text:style-name="P12">[ FOR REPLICATION ] </text:p>
      <text:p text:style-name="P12">AS { [ BEGIN ] sql_statement [;] [ ...n ] [ END ] }</text:p>
      <text:p text:style-name="P12">;</text:p>
      <text:p text:style-name="Standard"><text:span text:style-name="T5">&lt;procedure_option&gt; ::= </text:span></text:p>
      <text:p text:style-name="P16"><text:s text:c="4"/>[ ENCRYPTION ]</text:p>
      <text:p text:style-name="P16"><text:s text:c="4"/>[ RECOMPILE ]</text:p>
      <text:p text:style-name="P16"><text:s text:c="4"/>[ EXECUTE AS Clause ]</text:p>
      <text:p text:style-name="P16"><text:tab/></text:p>
      <text:p text:style-name="P50">--CLR Stored Procedure Syntax</text:p>
      <text:p text:style-name="P12">CREATE { PROC | PROCEDURE } [schema_name.] procedure_name [ ; number ] </text:p>
      <text:p text:style-name="P12"><text:s text:c="4"/>[ { @parameter [ type_schema_name. ] data_type } </text:p>
      <text:p text:style-name="P12"><text:s text:c="8"/>[ = default ] [ OUT | OUTPUT ] [READONLY]</text:p>
      <text:p text:style-name="P12"><text:s text:c="4"/>] [ ,...n ] </text:p>
      <text:p text:style-name="P12">[ WITH EXECUTE AS Clause ]</text:p>
      <text:p text:style-name="P12">AS { EXTERNAL NAME assembly_name.class_name.method_name }</text:p>
      <text:p text:style-name="P25">;</text:p>
      <text:p text:style-name="P50">CREATE TRIGGER (Transact-SQL)</text:p>
      <text:p text:style-name="P12">CREATE TRIGGER [ schema_name . ]trigger_name </text:p>
      <text:p text:style-name="P12">ON { table | view } </text:p>
      <text:p text:style-name="P12">[ WITH &lt;dml_trigger_option&gt; [ ,...n ] ]</text:p>
      <text:p text:style-name="P12">{ FOR | AFTER | INSTEAD OF } </text:p>
      <text:p text:style-name="P12">{ [ INSERT ] [ , ] [ UPDATE ] [ , ] [ DELETE ] } </text:p>
      <text:p text:style-name="P12">[ WITH APPEND ] </text:p>
      <text:p text:style-name="P12">[ NOT FOR REPLICATION ] </text:p>
      <text:p text:style-name="P12">AS { sql_statement <text:s/>[ ; ] [ ,...n ] | EXTERNAL NAME &lt;method specifier [ ; ] &gt; }</text:p>
      <text:p text:style-name="P12">&lt;dml_trigger_option&gt; ::=</text:p>
      <text:p text:style-name="P12"><text:s text:c="4"/>[ ENCRYPTION ]</text:p>
      <text:p text:style-name="P12"><text:s text:c="4"/>[ EXECUTE AS Clause ]</text:p>
      <text:p text:style-name="P12">&lt;method_specifier&gt; ::=</text:p>
      <text:p text:style-name="P12"><text:s text:c="4"/>assembly_name.class_name.method_name</text:p>
      <text:p text:style-name="P12">Trigger on a CREATE, ALTER, DROP, GRANT, DENY, REVOKE, or UPDATE STATISTICS statement (DDL Trigger)</text:p>
      <text:p text:style-name="P12">CREATE TRIGGER trigger_name </text:p>
      <text:p text:style-name="P12">ON { ALL SERVER | DATABASE } </text:p>
      <text:p text:style-name="P12">[ WITH &lt;ddl_trigger_option&gt; [ ,...n ] ]</text:p>
      <text:p text:style-name="P12">{ FOR | AFTER } { event_type | event_group } [ ,...n ]</text:p>
      <text:p text:style-name="P12">AS { sql_statement <text:s/>[ ; ] [ ,...n ] | EXTERNAL NAME &lt; method specifier &gt; <text:s/>[ ; ] }</text:p>
      <text:p text:style-name="P12"/>
      <text:p text:style-name="P12">&lt;ddl_trigger_option&gt; ::=</text:p>
      <text:p text:style-name="P12"><text:s text:c="4"/>[ ENCRYPTION ]</text:p>
      <text:p text:style-name="P12"><text:s text:c="4"/>[ EXECUTE AS Clause ]</text:p>
      <text:p text:style-name="P12"/>
      <text:p text:style-name="P12">&lt;method_specifier&gt; ::=</text:p>
      <text:p text:style-name="P12"><text:s text:c="4"/>assembly_name.class_name.method_name</text:p>
      <text:p text:style-name="P12">Trigger on a LOGON event (Logon Trigger)</text:p>
      <text:p text:style-name="P12">CREATE TRIGGER trigger_name </text:p>
      <text:p text:style-name="P12">ON ALL SERVER </text:p>
      <text:p text:style-name="P12">[ WITH &lt;logon_trigger_option&gt; [ ,...n ] ]</text:p>
      <text:p text:style-name="P12">{ FOR | AFTER } LOGON <text:s/></text:p>
      <text:p text:style-name="P12">AS { sql_statement <text:s/>[ ; ] [ ,...n ] | EXTERNAL NAME &lt;method specifier&gt; <text:s/>[ ; ] }</text:p>
      <text:p text:style-name="P12">&lt;logon_trigger_option&gt; ::=</text:p>
      <text:p text:style-name="P12"><text:s text:c="4"/>[ ENCRYPTION ]</text:p>
      <text:p text:style-name="P12"><text:s text:c="4"/>[ EXECUTE AS Clause ]</text:p>
      <text:p text:style-name="P12">&lt;method_specifier&gt; ::=</text:p>
      <text:p text:style-name="P25"><text:s text:c="4"/>assembly_name.class_name.method_name</text:p>
      <text:p text:style-name="P53">Transacções</text:p>
      <text:p text:style-name="P21">Objectivos</text:p>
      <text:p text:style-name="P21">* Fornecer mecanismos de recuperação em caso de falhas do sistema</text:p>
      <text:p text:style-name="P21">* Facilitar o tratamento de erros ao nivel das aplicações</text:p>
      <text:p text:style-name="P21">* Fornecer mecanismos que permitam controlar de forma eficiente as interferências entre aplicações que concorrem no acesso aos mesmos recursos</text:p>
      <text:p text:style-name="P53">Propriedades(ACID)</text:p>
      <text:p text:style-name="P21"><text:span text:style-name="T6">* Atomicidade (Atomicity) :</text:span> Uma transacção é indivisível no seu processamento</text:p>
      <text:p text:style-name="P21"><text:span text:style-name="T6">* Consistência (Consistency preservation) :</text:span> Uma transacção conduz a BD de um estado consistente para outro estado consistente</text:p>
      <text:p text:style-name="P21"><text:span text:style-name="T6">* Isolamento (Isolation) : </text:span>As transacções concorrentes não devem interferir umas com as outras durante a sua execução</text:p>
      <text:p text:style-name="P21"><text:span text:style-name="T6">* Durabilidade (Durability) :</text:span> O resultado de uma transacção válida deve ser tornado persistente (mesmo na presença de falhas, após commit)</text:p>
      <text:p text:style-name="P53">Estados</text:p>
      <text:p text:style-name="P21"><text:span text:style-name="T4">Activa:</text:span> é o estado após início da transação e mantém-se enquanto se forem realizando operações de leitura e escrita sobre os dados.</text:p>
      <text:p text:style-name="P21"><text:span text:style-name="T4">Parcialmente commited:</text:span> quando se indica que a transacção deve terminar com sucesso, entra-se neste estado. Nele é garantido que todos os dados são transferidos para disco (force-writing) e só se isso acontecer é que a transacção atinge o commit point</text:p>
      <text:p text:style-name="P21"><text:span text:style-name="T4">Commited:</text:span> a transaccão entra neste estado quando atinge o commit point</text:p>
      <text:p text:style-name="P21"><text:span text:style-name="T4">Falhada:</text:span> a transacção vem para este estado se for abortada no seu estado activa ou se os testes realizados no estado parcialmente commited falharem</text:p>
      <text:p text:style-name="P21"><text:span text:style-name="T4">Terminada:</text:span> a transação deixa de existir no sistema.</text:p>
      <text:p text:style-name="P51">SET TRANSACTION ISOLATION LEVEL (Transact-SQL)</text:p>
      <text:p text:style-name="P13">SET TRANSACTION ISOLATION LEVEL </text:p>
      <text:p text:style-name="P13">{ <text:s text:c="3"/>READ COMMITTED <text:s text:c="4"/>(por omissão)</text:p>
      <text:p text:style-name="P13">| READ UNCOMMITTED</text:p>
      <text:p text:style-name="P13">| REPEATABLE READ</text:p>
      <text:p text:style-name="P13">| SERIALIZABLE</text:p>
      <text:p text:style-name="P13">| SNAPSHOT</text:p>
      <text:p text:style-name="P13">}</text:p>
      <text:p text:style-name="P51">BEGIN TRANSACTION (Transact-SQL)</text:p>
      <text:p text:style-name="P13">BEGIN { TRAN | TRANSACTION } </text:p>
      <text:p text:style-name="P13"><text:s text:c="4"/>[ { transaction_name | @tran_name_variable }</text:p>
      <text:p text:style-name="P13"><text:s text:c="6"/>[ WITH MARK [ 'description' ] ]</text:p>
      <text:p text:style-name="P13"><text:s text:c="4"/>]; </text:p>
      <text:p text:style-name="P51">COMMIT TRANSACTION (Transact-SQL)</text:p>
      <text:p text:style-name="P13">COMMIT { TRAN | TRANSACTION } [ transaction_name | @tran_name_variable ] ];</text:p>
      <text:p text:style-name="P51">COMMIT WORK (Transact-SQL)</text:p>
      <text:p text:style-name="P13">COMMIT [ WORK ] ; </text:p>
      <text:p text:style-name="P51">ROLLBACK WORK (Transact-SQL)</text:p>
      <text:p text:style-name="P13">ROLLBACK [ WORK ] ; </text:p>
      <text:p text:style-name="P51">ROLLBACK TRANSACTION (Transact-SQL)</text:p>
      <text:p text:style-name="P13">ROLLBACK { TRAN | TRANSACTION } </text:p>
      <text:p text:style-name="P13"><text:s text:c="5"/>[ transaction_name | @tran_name_variable</text:p>
      <text:p text:style-name="P13"><text:s text:c="5"/>| savepoint_name | @savepoint_variable ] ;</text:p>
      <text:p text:style-name="P51">SAVE TRANSACTION (Transact-SQL)</text:p>
      <text:p text:style-name="P13">SAVE { TRAN | TRANSACTION } { savepoint_name | @savepoint_variable } ;</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table:number-rows-spanned="6" office:value-type="float" office:value="0">
              <text:p text:style-name="P55">Isolamento</text:p>
            </table:table-cell>
            <table:table-cell table:style-name="Table1.B1" table:number-columns-spanned="4" office:value-type="float" office:value="0">
              <text:p text:style-name="P56">Anomalia</text:p>
            </table:table-cell>
            <table:covered-table-cell/>
            <table:covered-table-cell/>
            <table:covered-table-cell/>
          </table:table-row>
        </table:table-header-rows>
        <table:table-row>
          <table:covered-table-cell/>
          <table:table-cell table:style-name="Table1.B2" office:value-type="string">
            <text:p text:style-name="P59"/>
          </table:table-cell>
          <table:table-cell table:style-name="Table1.B2" office:value-type="string">
            <text:p text:style-name="P59">DIRTY READ</text:p>
          </table:table-cell>
          <table:table-cell table:style-name="Table1.B2" office:value-type="string">
            <text:p text:style-name="P59">NONREPEAT READ</text:p>
          </table:table-cell>
          <table:table-cell table:style-name="Table1.E2" office:value-type="string">
            <text:p text:style-name="P59">PHANTON</text:p>
          </table:table-cell>
        </table:table-row>
        <table:table-row>
          <table:covered-table-cell/>
          <table:table-cell table:style-name="Table1.B2" office:value-type="string">
            <text:p text:style-name="P59">READ UNCOMMITTED</text:p>
          </table:table-cell>
          <table:table-cell table:style-name="Table1.B2" office:value-type="string">
            <text:p text:style-name="P59">SIM</text:p>
          </table:table-cell>
          <table:table-cell table:style-name="Table1.B2" office:value-type="string">
            <text:p text:style-name="P59">SIM</text:p>
          </table:table-cell>
          <table:table-cell table:style-name="Table1.E2" office:value-type="string">
            <text:p text:style-name="P59">SIM</text:p>
          </table:table-cell>
        </table:table-row>
        <table:table-row>
          <table:covered-table-cell/>
          <table:table-cell table:style-name="Table1.B2" office:value-type="string">
            <text:p text:style-name="P59">READ COMMITED</text:p>
          </table:table-cell>
          <table:table-cell table:style-name="Table1.B2" office:value-type="string">
            <text:p text:style-name="P59">NÃO</text:p>
          </table:table-cell>
          <table:table-cell table:style-name="Table1.B2" office:value-type="string">
            <text:p text:style-name="P59">SIM</text:p>
          </table:table-cell>
          <table:table-cell table:style-name="Table1.E2" office:value-type="string">
            <text:p text:style-name="P59">SIM</text:p>
          </table:table-cell>
        </table:table-row>
        <table:table-row>
          <table:covered-table-cell/>
          <table:table-cell table:style-name="Table1.B2" office:value-type="string">
            <text:p text:style-name="P59">REPEATABLE READ</text:p>
          </table:table-cell>
          <table:table-cell table:style-name="Table1.B2" office:value-type="string">
            <text:p text:style-name="P59">NÃO</text:p>
          </table:table-cell>
          <table:table-cell table:style-name="Table1.B2" office:value-type="string">
            <text:p text:style-name="P59">NÃO</text:p>
          </table:table-cell>
          <table:table-cell table:style-name="Table1.E2" office:value-type="string">
            <text:p text:style-name="P59">SIM</text:p>
          </table:table-cell>
        </table:table-row>
        <table:table-row>
          <table:covered-table-cell/>
          <table:table-cell table:style-name="Table1.B2" office:value-type="string">
            <text:p text:style-name="P59">SERIALIZABLE</text:p>
          </table:table-cell>
          <table:table-cell table:style-name="Table1.B2" office:value-type="string">
            <text:p text:style-name="P59">NÃO</text:p>
          </table:table-cell>
          <table:table-cell table:style-name="Table1.B2" office:value-type="string">
            <text:p text:style-name="P59">NÃO</text:p>
          </table:table-cell>
          <table:table-cell table:style-name="Table1.E2" office:value-type="string">
            <text:p text:style-name="P59">NÃO</text:p>
          </table:table-cell>
        </table:table-row>
      </table:table>
      <text:p text:style-name="P13">2PHASE LOCK</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5" office:value-type="string">
            <text:p text:style-name="P57">TRANSACTION 1</text:p>
            <text:p text:style-name="P57"/>
          </table:table-cell>
          <table:table-cell table:style-name="Table2.B1" table:number-columns-spanned="4" office:value-type="string">
            <text:p text:style-name="P58">TRANSACTION 2</text:p>
          </table:table-cell>
          <table:covered-table-cell/>
          <table:covered-table-cell/>
          <table:covered-table-cell/>
        </table:table-row>
        <table:table-row>
          <table:covered-table-cell/>
          <table:table-cell table:style-name="Table2.B2" office:value-type="string">
            <text:p text:style-name="P58">MODE</text:p>
          </table:table-cell>
          <table:table-cell table:style-name="Table2.B2" office:value-type="string">
            <text:p text:style-name="P58">UNLOCK</text:p>
          </table:table-cell>
          <table:table-cell table:style-name="Table2.B2" office:value-type="string">
            <text:p text:style-name="P58">SHARED</text:p>
          </table:table-cell>
          <table:table-cell table:style-name="Table2.E2" office:value-type="string">
            <text:p text:style-name="P58">EXCLUSIVE </text:p>
          </table:table-cell>
        </table:table-row>
        <table:table-row>
          <table:covered-table-cell/>
          <table:table-cell table:style-name="Table2.B2" office:value-type="string">
            <text:p text:style-name="P58">UNLOCK</text:p>
          </table:table-cell>
          <table:table-cell table:style-name="Table2.B2" office:value-type="string">
            <text:p text:style-name="P58">SIM</text:p>
          </table:table-cell>
          <table:table-cell table:style-name="Table2.B2" office:value-type="string">
            <text:p text:style-name="P58">SIM</text:p>
          </table:table-cell>
          <table:table-cell table:style-name="Table2.E2" office:value-type="string">
            <text:p text:style-name="P58">SIM</text:p>
          </table:table-cell>
        </table:table-row>
        <table:table-row>
          <table:covered-table-cell/>
          <table:table-cell table:style-name="Table2.B2" office:value-type="string">
            <text:p text:style-name="P58">SHARED</text:p>
          </table:table-cell>
          <table:table-cell table:style-name="Table2.B2" office:value-type="string">
            <text:p text:style-name="P58">SIM</text:p>
          </table:table-cell>
          <table:table-cell table:style-name="Table2.B2" office:value-type="string">
            <text:p text:style-name="P58">SIM</text:p>
          </table:table-cell>
          <table:table-cell table:style-name="Table2.E2" office:value-type="string">
            <text:p text:style-name="P58">NÃO</text:p>
          </table:table-cell>
        </table:table-row>
        <table:table-row>
          <table:covered-table-cell/>
          <table:table-cell table:style-name="Table2.B2" office:value-type="string">
            <text:p text:style-name="P58">EXCLUSVE</text:p>
          </table:table-cell>
          <table:table-cell table:style-name="Table2.B2" office:value-type="string">
            <text:p text:style-name="P58">SIM</text:p>
          </table:table-cell>
          <table:table-cell table:style-name="Table2.B2" office:value-type="string">
            <text:p text:style-name="P58">NÃO</text:p>
          </table:table-cell>
          <table:table-cell table:style-name="Table2.E2" office:value-type="string">
            <text:p text:style-name="P58">NÃO</text:p>
          </table:table-cell>
        </table:table-row>
      </table:table>
      <text:p text:style-name="P13">Transações – escalonamentos</text:p>
      <text:p text:style-name="P21">Duas operações num escalonamento S conflituam se se verificarem, simultaneamente, as seguintes condições:</text:p>
      <text:p text:style-name="P21">1. As operações pertencem a transações diferentes</text:p>
      <text:p text:style-name="P21">2. Ambas as operações acedem ao mesmo item de dados</text:p>
      <text:p text:style-name="P21">3. Pelo menos uma das operações é uma operação de escrita</text:p>
      <text:list xml:id="list38505190" text:style-name="List_20_1">
        <text:list-item>
          <text:p text:style-name="P41">Recuperável: se não existir nenhuma transacção que faça commit tendo lido um item depois de ele ter sido escrito por outra transacção ainda não terminada com commit. Nestes escalonamentos, nehuma transacção terminada necessita de ser anulada quando outras transacções falham (em nenhuma circunstância, por exemplo, em caso de crash).</text:p>
        </text:list-item>
        <text:list-item>
          <text:p text:style-name="P41">Cascadeless: <text:s/>(não exibe o efeito cascading abort ou cascading rolback) se nenhuma das suas transacções ler um item escrito por outra transacção ainda não terminada.</text:p>
        </text:list-item>
        <text:list-item>
          <text:p text:style-name="P41">Estrito se nenhuma das suas transacções ler nem escrever um item escrito por outra transacção ainda não terminada.</text:p>
        </text:list-item>
        <text:list-item>
          <text:p text:style-name="P41">Série se para toda a sua transacção T as operações de T são executadas consecutivamente, sem interposição de operações de outras transacções (limitam a concorrência).</text:p>
        </text:list-item>
        <text:list-item>
          <text:p text:style-name="P41">Equivalentes do ponto de vista de conflito se a ordem de quaisquer duas operações conflituosas for a mesma nos dois escalonamentos.</text:p>
        </text:list-item>
        <text:list-item>
          <text:p text:style-name="P41">Serializável (do ponto de vista de conflito) se for equivalente do ponto de conflito a um dos escalonamentos “serie” possíveis com as transacções de S.</text:p>
        </text:list-item>
        <text:list-item>
          <text:p text:style-name="P32"><text:span text:style-name="T25">“overwriting uncommited data” (conflito W/W)</text:span></text:p>
        </text:list-item>
        <text:list-item>
          <text:p text:style-name="P32"><text:span text:style-name="T25">“uncommited dependency” (conflito W/R) “dirty read” ou “temporary update” <text:s/>Escalonamentos que exibem cascading rollback</text:span></text:p>
        </text:list-item>
        <text:list-item>
          <text:p text:style-name="P32"><text:span text:style-name="T25">“nonrepeatable read”, ou “inconsistent analysis” (c. R/W) Escalonamento não serializável. pode causar “lost updates”. Com “repeatable read” teriamos um deadlock</text:span></text:p>
        </text:list-item>
        <text:list-item>
          <text:p text:style-name="P32"><text:span text:style-name="T25">“phanton tuples” (c. R/W). Não é uma anomalia que tenha a ver com a definição de conflito vista anteriormente. Controlo mais difícil: predicate locking</text:span></text:p>
        </text:list-item>
        <text:list-item>
          <text:p text:style-name="P32"><text:span text:style-name="T25">Uma transacção é sempre bem comportada relativamente às outras (write é bem formada e de duas fases), ou seja, não existe a anomalia overwriting uncommited data. O nível read uncommited só é possível com modo read only. </text:span></text:p>
        </text:list-item>
        <text:list-item>
          <text:p text:style-name="P32"><text:span text:style-name="T25">Cada transacção protege-se das outras tanto quanto necessário, escolhendo o nível de isolamento adequado.</text:span></text:p>
        </text:list-item>
        <text:list-item>
          <text:p text:style-name="P32"><text:span text:style-name="T25">Para se evitarem lost updates, todas as transacções têm de ter o nível de isolamento repeatable read ou superior, ou, então, as actualizações não podem depender de valores resultantes de leituras anteriores (actualizações de uma única acção update).</text:span></text:p>
        </text:list-item>
        <text:list-item>
          <text:p text:style-name="P32"><text:span text:style-name="T25">Acção bem formada: protegida por um par lock/unlock</text:span></text:p>
        </text:list-item>
        <text:list-item>
          <text:p text:style-name="P32"><text:span text:style-name="T25">Acção de duas fases: não executa unlock antes de locks de outras acções da mesma transacção</text:span></text:p>
        </text:list-item>
        <text:list-item>
          <text:p text:style-name="P32"><text:span text:style-name="T25">Transacção bem formada: todas as suas acções são bem formadas</text:span></text:p>
        </text:list-item>
        <text:list-item>
          <text:p text:style-name="P32"><text:span text:style-name="T25">Transacção de duas fases: todas as suas acções são de duas fases</text:span></text:p>
          <text:p text:style-name="P32"><text:span text:style-name="T25">Transacções com 2PL – deadlocks</text:span></text:p>
        </text:list-item>
        <text:list-item>
          <text:p text:style-name="P32"><text:span text:style-name="T25">Para alguns tipos de processamento (lotes) as transacções abortadas podem ser reiniciadas automaticamente, mas para processamantos interactivos e quando se usa uma linguagem de programação a controlar a transacção isso não é viável. </text:span></text:p>
        </text:list-item>
        <text:list-item>
          <text:p text:style-name="P32"><text:span text:style-name="T25">Logo, tais aplicações devem estar preparadas para lidarem com a possibilidade de as transacções falharem por vários motivos, entre os quais o serem abortadas pelo SGBD.</text:span></text:p>
        </text:list-item>
        <text:list-item>
          <text:p text:style-name="P32"><text:span text:style-name="T25">Transacções com 2PL –starvation</text:span></text:p>
        </text:list-item>
        <text:list-item>
          <text:p text:style-name="P32"><text:span text:style-name="T25">Se o esquema de selecção de qual das transacções bloqueadas terá acesso ao item for injusto, uma transacção pode ficar idefinidamente à espera (starvation). </text:span></text:p>
        </text:list-item>
        <text:list-item>
          <text:p text:style-name="P32"><text:span text:style-name="T25">Pode ser resolvido de várias formas. Por exemplo, adoptando uma disciplina FIFO no acesso aos itens.</text:span></text:p>
          <text:p text:style-name="P32"><text:span text:style-name="T25">Transacções – Graus de isolamento (J. Gray, 1993)</text:span></text:p>
        </text:list-item>
        <text:list-item>
          <text:p text:style-name="P32"><text:span text:style-name="T25">• Grau 0 – uma transacção 0º não altera dados alterados por outras transacções de 1º ou superior (bem formada em write) (chaos)</text:span></text:p>
        </text:list-item>
        <text:list-item>
          <text:p text:style-name="P32"><text:span text:style-name="T25">• Grau 1 – uma transacção 1º não exibe as anomalias “overwriting uncommited data” (read uncommited)</text:span></text:p>
        </text:list-item>
        <text:list-item>
          <text:p text:style-name="P32"><text:span text:style-name="T25">• Grau 2 – uma transacção 2º não exibe as anomalias “overwriting uncommited data” e “dirty reads” (read commited)</text:span></text:p>
        </text:list-item>
        <text:list-item>
          <text:p text:style-name="P32"><text:span text:style-name="T25">• Grau 3 – uma transacção 3º não exibe as anomalias “overwriting uncommited data” e “non repeatable reads” (consequentemente, não exibe a anomalia “dirty reads”) (repeatable read)</text:span></text:p>
        </text:list-item>
      </text:list>
      <text:p text:style-name="P38"/>
      <text:p text:style-name="P54">XML</text:p>
      <text:p text:style-name="P43"><text:span text:style-name="T28">&lt;?</text:span><text:span text:style-name="T32">xml</text:span><text:span text:style-name="T11"> </text:span><text:span text:style-name="T28">version</text:span><text:span text:style-name="T11">=</text:span><text:span text:style-name="T35">"1.0"</text:span><text:span text:style-name="T11"> </text:span><text:span text:style-name="T28">encoding</text:span><text:span text:style-name="T11">=</text:span><text:span text:style-name="T35">"UTF-8"</text:span><text:span text:style-name="T11"> </text:span><text:span text:style-name="T28">standalone</text:span><text:span text:style-name="T11">=</text:span><text:span text:style-name="T35">"yes"</text:span><text:span text:style-name="T28">?&gt;</text:span></text:p>
      <text:p text:style-name="P44"><text:span text:style-name="T12">&lt;!DOCTYPE tanenaCatalog:catalog SYSTEM "catalog.dtd"&gt;</text:span></text:p>
      <text:p text:style-name="P44"><text:span text:style-name="T33">&lt;tanenaCatalog:catalog</text:span><text:span text:style-name="T12"> </text:span><text:span text:style-name="T29">xmlns:tanenaCatalog</text:span><text:span text:style-name="T12">=</text:span><text:span text:style-name="T35">"http://TantrasEnamour/Catalog"</text:span><text:span text:style-name="T33">&gt;</text:span></text:p>
      <text:p text:style-name="P44"><text:span text:style-name="T33">&lt;/tanenaCatalog:catalog&gt;</text:span></text:p>
      <text:p text:style-name="P20">DTD</text:p>
      <text:p text:style-name="P23">Linguagem para especificar a gramática</text:p>
      <text:p text:style-name="P23">Especifica</text:p>
      <text:list xml:id="list37543006" text:style-name="MyDefaultBullets">
        <text:list-item>
          <text:p text:style-name="P34">elementos, atributos e entidades</text:p>
        </text:list-item>
        <text:list-item>
          <text:p text:style-name="P34">contexto em cada componente</text:p>
        </text:list-item>
        <text:list-item>
          <text:p text:style-name="P34">atributos com valor unico e referencias para esses atributos</text:p>
        </text:list-item>
      </text:list>
      <text:p text:style-name="P23">Convenção</text:p>
      <text:list xml:id="list39541425" text:continue-numbering="true" text:style-name="MyDefaultBullets">
        <text:list-item>
          <text:p text:style-name="P34">? = zero ou uma ocorrência</text:p>
        </text:list-item>
        <text:list-item>
          <text:p text:style-name="P34">* = zero ou mais ocorrências</text:p>
        </text:list-item>
        <text:list-item>
          <text:p text:style-name="P34">+ = uma ou mais ocorrências</text:p>
        </text:list-item>
      </text:list>
      <text:p text:style-name="P23">Declaração</text:p>
      <text:list xml:id="list39542286" text:continue-numbering="true" text:style-name="MyDefaultBullets">
        <text:list-item>
          <text:p text:style-name="P34">Inclusão</text:p>
          <text:list>
            <text:list-item>
              <text:p text:style-name="P34">Inline:&lt;!DOCTYPE elemento-raiz [declarações-de-elementos]&gt;</text:p>
            </text:list-item>
            <text:list-item>
              <text:p text:style-name="P34">externo:&lt;!DOCTYPE elemento-raiz SYSTEM "nome-ficheiro"&gt; <text:s/></text:p>
            </text:list-item>
          </text:list>
        </text:list-item>
        <text:list-item>
          <text:p text:style-name="P34">Elementos</text:p>
          <text:list>
            <text:list-item>
              <text:p text:style-name="P34">&lt;!ELEMENT nome categoria&gt;</text:p>
            </text:list-item>
            <text:list-item>
              <text:p text:style-name="P34">&lt;!ELEMENT nome (tipo-de-conteudo-do-elemento)&gt;</text:p>
            </text:list-item>
            <text:list-item>
              <text:p text:style-name="P34">Diferentes declarações</text:p>
              <text:list>
                <text:list-item>
                  <text:p text:style-name="P34">Vazio: &lt;!ELEMENT nome EMPTY&gt;</text:p>
                </text:list-item>
                <text:list-item>
                  <text:p text:style-name="P34">Qualquer conteudo: &lt;!ELEMENT nome ANY&gt;</text:p>
                </text:list-item>
                <text:list-item>
                  <text:p text:style-name="P34">Não contem elementos , só texto: &lt;!ELEMENT nome (#PCDATA)&gt;</text:p>
                </text:list-item>
                <text:list-item>
                  <text:p text:style-name="P34">Contem elementos descendentes: &lt;!ELEMENT nome (nome-desc-1, nome-desc-2, ...)&gt;</text:p>
                </text:list-item>
                <text:list-item>
                  <text:p text:style-name="P34">Contem conteudo misto: &lt;!ELEMENT nome (nome-elem-a | nome-elem-b | ...)&gt;</text:p>
                </text:list-item>
              </text:list>
            </text:list-item>
          </text:list>
        </text:list-item>
        <text:list-item>
          <text:p text:style-name="P34">Atributos</text:p>
          <text:list>
            <text:list-item>
              <text:p text:style-name="P34">&lt;!ATTLIST nome-elem nome-atr tipo-atr valor-omissao&gt;</text:p>
            </text:list-item>
            <text:list-item>
              <text:p text:style-name="P34">tipo-atr</text:p>
              <text:list>
                <text:list-item>
                  <text:p text:style-name="P34">texto que não será analisado <text:s/>: CDATA</text:p>
                </text:list-item>
                <text:list-item>
                  <text:p text:style-name="P34">e.g. nome XML válido <text:s text:c="3"/>: NMTOKEN</text:p>
                </text:list-item>
                <text:list-item>
                  <text:p text:style-name="P34">lista de NMTOKEN <text:s text:c="4"/>: NMTOKENS</text:p>
                </text:list-item>
                <text:list-item>
                  <text:p text:style-name="P34">uma entidade <text:s text:c="5"/>: ENTITY</text:p>
                </text:list-item>
                <text:list-item>
                  <text:p text:style-name="P34">lista de entidades <text:s text:c="3"/>: ENTITIES</text:p>
                </text:list-item>
                <text:list-item>
                  <text:p text:style-name="P34">valor (deste atributo) é único : ID</text:p>
                </text:list-item>
                <text:list-item>
                  <text:p text:style-name="P34">valor de outro ID <text:s text:c="4"/>: IDREF</text:p>
                </text:list-item>
                <text:list-item>
                  <text:p text:style-name="P34">lista de outros IDs <text:s text:c="3"/>: IDREFS</text:p>
                </text:list-item>
                <text:list-item>
                  <text:p text:style-name="P34">um de vários TOKENs (ei) <text:s text:c="2"/>: (e1 | e2 | …)</text:p>
                </text:list-item>
                <text:list-item>
                  <text:p text:style-name="P34">nome de uma anotação <text:s text:c="3"/>: NOTATION</text:p>
                </text:list-item>
                <text:list-item>
                  <text:p text:style-name="P34">valor XML predefinido <text:s text:c="3"/>: xml:</text:p>
                </text:list-item>
              </text:list>
            </text:list-item>
            <text:list-item>
              <text:p text:style-name="P34">valor-omissao</text:p>
              <text:list>
                <text:list-item>
                  <text:p text:style-name="P34">valor omissão do atributo : "valor"</text:p>
                </text:list-item>
                <text:list-item>
                  <text:p text:style-name="P34">atributo obrigatório <text:s/>: #REQUIRED</text:p>
                </text:list-item>
                <text:list-item>
                  <text:p text:style-name="P34">atributo opcional <text:s text:c="2"/>: #IMPLIED</text:p>
                </text:list-item>
                <text:list-item>
                  <text:p text:style-name="P34">atributo de valor fixo : #FIXED "valor"</text:p>
                </text:list-item>
              </text:list>
            </text:list-item>
          </text:list>
        </text:list-item>
        <text:list-item>
          <text:p text:style-name="P34">Entidade</text:p>
          <text:list>
            <text:list-item>
              <text:p text:style-name="P34">Usada para conter texto</text:p>
            </text:list-item>
            <text:list-item>
              <text:p text:style-name="P34">Refencia a Entidade, refere uma Entidade (&amp;ENTIDADE)</text:p>
            </text:list-item>
            <text:list-item>
              <text:p text:style-name="P34">Declara-se:</text:p>
              <text:list>
                <text:list-item>
                  <text:p text:style-name="P34">Interna: &lt;!ENTITY nome-entidade "valor-entidade"&gt;</text:p>
                </text:list-item>
                <text:list-item>
                  <text:p text:style-name="P34">Externa: &lt;!ENTITY nome-entidade SYSTEM "URI"&gt;</text:p>
                </text:list-item>
              </text:list>
            </text:list-item>
          </text:list>
        </text:list-item>
      </text:list>
      <text:p text:style-name="P23">DTD: subconjunto interno</text:p>
      <text:list xml:id="list39559265" text:continue-numbering="true" text:style-name="MyDefaultBullets">
        <text:list-item>
          <text:p text:style-name="P34">Definições que estão no ficheiro xml</text:p>
        </text:list-item>
        <text:list-item>
          <text:p text:style-name="P34">Boa abordagem para construir um bom DTD</text:p>
        </text:list-item>
        <text:list-item>
          <text:p text:style-name="P34">Subconjunto</text:p>
          <text:list>
            <text:list-item>
              <text:p text:style-name="P34">Interno</text:p>
              <text:list>
                <text:list-item>
                  <text:p text:style-name="P34">está contido, entre os parêntesis rectos: </text:p>
                  <text:list>
                    <text:list-item>
                      <text:p text:style-name="P34">&lt;!DOCTYPE r [ subconjunto interno ]&gt;</text:p>
                    </text:list-item>
                  </text:list>
                </text:list-item>
              </text:list>
            </text:list-item>
            <text:list-item>
              <text:p text:style-name="P34">Externo</text:p>
              <text:list>
                <text:list-item>
                  <text:p text:style-name="P34">está num ficheiro</text:p>
                  <text:list>
                    <text:list-item>
                      <text:p text:style-name="P34">&lt;!DOCTYPE r SYSTEM "ficheiro.dtd"&gt;</text:p>
                    </text:list-item>
                  </text:list>
                </text:list-item>
                <text:list-item>
                  <text:p text:style-name="P34">na declaração XML tem-se: standalone="no"</text:p>
                </text:list-item>
              </text:list>
            </text:list-item>
            <text:list-item>
              <text:p text:style-name="P34">Ambos os subconjuntos têm que ser compativeis</text:p>
              <text:list>
                <text:list-item>
                  <text:p text:style-name="P34">Não pode redefinir elementos e atributos</text:p>
                </text:list-item>
                <text:list-item>
                  <text:p text:style-name="P34">As ENTITY podem ser redefinidas</text:p>
                </text:list-item>
              </text:list>
            </text:list-item>
          </text:list>
        </text:list-item>
      </text:list>
      <text:p text:style-name="P23">Entidade Parametro</text:p>
      <text:list xml:id="list39558823" text:continue-numbering="true" text:style-name="MyDefaultBullets">
        <text:list-item>
          <text:p text:style-name="P34">Entidade Geral</text:p>
        </text:list-item>
        <text:list-item>
          <text:p text:style-name="P34">Define Elementos ou Atributos</text:p>
        </text:list-item>
        <text:list-item>
          <text:p text:style-name="P34">Declaração</text:p>
          <text:list>
            <text:list-item>
              <text:p text:style-name="P34">&lt;!ENTITY % nome-entidade "valor-entidade"&gt;</text:p>
            </text:list-item>
          </text:list>
        </text:list-item>
        <text:list-item>
          <text:p text:style-name="P34">Diferenças entre Entidade</text:p>
          <text:list>
            <text:list-item>
              <text:p text:style-name="P34">entidade (geral): referida com &amp; ; </text:p>
            </text:list-item>
            <text:list-item>
              <text:p text:style-name="P34">entidade parâmetro: referida com %</text:p>
            </text:list-item>
            <text:list-item>
              <text:p text:style-name="P34">Só pode ser utilizada em subconjunto externo</text:p>
            </text:list-item>
          </text:list>
        </text:list-item>
        <text:list-item>
          <text:p text:style-name="P34">Redefinição</text:p>
          <text:list>
            <text:list-item>
              <text:p text:style-name="P34">Analisa primeiro o subconjunto interno e depois o externo</text:p>
            </text:list-item>
            <text:list-item>
              <text:p text:style-name="P34">Quando uma entidade têm mais de uma definição, é considerada a primeira</text:p>
            </text:list-item>
          </text:list>
        </text:list-item>
      </text:list>
      <text:p text:style-name="P26"/>
      <text:p text:style-name="P20">XPATH</text:p>
      <text:p text:style-name="P23">7 tipos de nós</text:p>
      <text:list xml:id="list39556320" text:continue-numbering="true" text:style-name="MyDefaultBullets">
        <text:list-item>
          <text:p text:style-name="P34"><text:s/>raiz <text:s text:c="5"/>: /</text:p>
        </text:list-item>
        <text:list-item>
          <text:p text:style-name="P34"><text:s/>elemento <text:s text:c="4"/>: nome</text:p>
        </text:list-item>
        <text:list-item>
          <text:p text:style-name="P34"><text:s/>atributo <text:s text:c="4"/>: @oNome</text:p>
        </text:list-item>
        <text:list-item>
          <text:p text:style-name="P34"><text:s/>texto <text:s text:c="5"/>: text()</text:p>
        </text:list-item>
        <text:list-item>
          <text:p text:style-name="P34"><text:s/>comentario <text:s text:c="4"/>: comment()</text:p>
        </text:list-item>
        <text:list-item>
          <text:p text:style-name="P34"><text:s/>instrução de processamento : processing-instruction()</text:p>
        </text:list-item>
        <text:list-item>
          <text:p text:style-name="P34"><text:s/>espaço de nomes <text:s text:c="3"/>: namespace-uri(), local-name(), name()</text:p>
        </text:list-item>
      </text:list>
      <text:p text:style-name="P23">Localização</text:p>
      <text:list xml:id="list39542034" text:continue-numbering="true" text:style-name="MyDefaultBullets">
        <text:list-item>
          <text:p text:style-name="P34"><text:s/>procurar a partir deste ponto <text:s text:c="2"/>: // expressão</text:p>
        </text:list-item>
        <text:list-item>
          <text:p text:style-name="P34"><text:s/>selecciona o nó corrente <text:s text:c="3"/>: .</text:p>
        </text:list-item>
        <text:list-item>
          <text:p text:style-name="P34"><text:s/>selecciona o nó ascentente <text:s text:c="3"/>: <text:s/>..</text:p>
        </text:list-item>
        <text:list-item>
          <text:p text:style-name="P34"><text:s/>selecciona todos os nós do tipo elemento: *</text:p>
        </text:list-item>
        <text:list-item>
          <text:p text:style-name="P34"><text:s/>selecciona todos os nós do tipo atributo: @*</text:p>
        </text:list-item>
        <text:list-item>
          <text:p text:style-name="P34"><text:s/>selecciona todos os nós <text:s text:c="4"/>: node()</text:p>
        </text:list-item>
        <text:list-item>
          <text:p text:style-name="P34"><text:s/>selecciona os nós que verificam as diversas expressões: expr1 | expr2 | expr3</text:p>
        </text:list-item>
      </text:list>
      <text:p text:style-name="P23">Predicado</text:p>
      <text:list xml:id="list39537176" text:continue-numbering="true" text:style-name="MyDefaultBullets">
        <text:list-item>
          <text:p text:style-name="P34"><text:s/>É um passo de localização sobre o qual se define uma condição </text:p>
        </text:list-item>
        <text:list-item>
          <text:p text:style-name="P34"><text:s/>A condição é escrita entre parêntesis <text:s/>rectos</text:p>
        </text:list-item>
        <text:list-item>
          <text:p text:style-name="P34"><text:s/>Os operadores disponiveis são: =, !=, &lt; , &lt;=, &gt;, &gt;= , and , or</text:p>
        </text:list-item>
        <text:list-item>
          <text:p text:style-name="P34"><text:s/>Os valores podem ser escritos entre plicas ou com aspas</text:p>
        </text:list-item>
        <text:list-item>
          <text:p text:style-name="P34"><text:s/>Os parênteses curvos explicitam as precedencias</text:p>
        </text:list-item>
      </text:list>
      <text:p text:style-name="P23">Eixo</text:p>
      <text:list xml:id="list39559073" text:continue-numbering="true" text:style-name="MyDefaultBullets">
        <text:list-item>
          <text:p text:style-name="P34">self: <text:s text:c="2"/>o nó corrente</text:p>
        </text:list-item>
        <text:list-item>
          <text:p text:style-name="P34">child: <text:s text:c="2"/>nós filho (eixo de omissão)</text:p>
        </text:list-item>
        <text:list-item>
          <text:p text:style-name="P34">descendant: <text:s/>toda a descendência; nós filho, nós filho do filho, etc</text:p>
        </text:list-item>
        <text:list-item>
          <text:p text:style-name="P34">descendant-or-self: o nó corrente e toda a sua descendência</text:p>
        </text:list-item>
        <text:list-item>
          <text:p text:style-name="P34">parent: <text:s text:c="2"/>o nó que contém o corrente; o nó raiz não tem parent</text:p>
        </text:list-item>
        <text:list-item>
          <text:p text:style-name="P34">ancestor: <text:s/>todos os antepassados; o nó raiz não tem ancestor</text:p>
        </text:list-item>
        <text:list-item>
          <text:p text:style-name="P34">ancestor-or-self: o nó corrente e todos os seus antepassados</text:p>
        </text:list-item>
        <text:list-item>
          <text:p text:style-name="P34">following: <text:s/>nós irmãos escritos depois do nó corrente</text:p>
        </text:list-item>
        <text:list-item>
          <text:p text:style-name="P34"><text:s/>preceding: <text:s/>nós irmãos escritos antes do nó corrente</text:p>
        </text:list-item>
        <text:list-item>
          <text:p text:style-name="P34">following-sibling: todos os descendentes dos nós irmãos escritos depois do nó corrente </text:p>
        </text:list-item>
        <text:list-item>
          <text:p text:style-name="P34">preceding-sibling: todos os antepassados dos nós irmãos escritos antes do nó corrente</text:p>
        </text:list-item>
        <text:list-item>
          <text:p text:style-name="P34">attribute: <text:s/>todos os atributos do nó corrente</text:p>
        </text:list-item>
        <text:list-item>
          <text:p text:style-name="P34">namespace: <text:s/>todos os "namespace" no âmbito do nó corrente</text:p>
        </text:list-item>
      </text:list>
      <text:p text:style-name="P23">xmlDoc.setProperty "SelectionLanguage", "XPath"</text:p>
      <text:list xml:id="list39534829" text:continue-numbering="true" text:style-name="MyDefaultBullets">
        <text:list-item>
          <text:p text:style-name="P34">indexação começa em 1</text:p>
        </text:list-item>
      </text:list>
      <text:p text:style-name="P23">Tipos</text:p>
      <text:list xml:id="list39538777" text:continue-numbering="true" text:style-name="MyDefaultBullets">
        <text:list-item>
          <text:p text:style-name="P34"><text:s/>node-set</text:p>
        </text:list-item>
        <text:list-item>
          <text:p text:style-name="P34"><text:s/>string</text:p>
        </text:list-item>
        <text:list-item>
          <text:p text:style-name="P34"><text:s/>boolean</text:p>
        </text:list-item>
        <text:list-item>
          <text:p text:style-name="P34"><text:s/>number</text:p>
        </text:list-item>
      </text:list>
      <text:p text:style-name="P23">Funções (Algumas)</text:p>
      <text:list xml:id="list39550305" text:continue-numbering="true" text:style-name="MyDefaultBullets">
        <text:list-item>
          <text:p text:style-name="P34"><text:s/>position()</text:p>
        </text:list-item>
        <text:list-item>
          <text:p text:style-name="P34"><text:s/>last()</text:p>
        </text:list-item>
        <text:list-item>
          <text:p text:style-name="P34"><text:s/>count(expr)</text:p>
        </text:list-item>
        <text:list-item>
          <text:p text:style-name="P34"><text:s/>string(expr)</text:p>
        </text:list-item>
        <text:list-item>
          <text:p text:style-name="P34"><text:s/>starts-with(s1,s2)</text:p>
        </text:list-item>
        <text:list-item>
          <text:p text:style-name="P34"><text:s/>contains(s1, s2)</text:p>
        </text:list-item>
        <text:list-item>
          <text:p text:style-name="P34"><text:s/>translate(s1, s2 , s3)</text:p>
        </text:list-item>
        <text:list-item>
          <text:p text:style-name="P34"><text:s/>boolean(expr)</text:p>
        </text:list-item>
        <text:list-item>
          <text:p text:style-name="P34"><text:s/>not(expr)</text:p>
        </text:list-item>
        <text:list-item>
          <text:p text:style-name="P34"><text:s/>number(expr)</text:p>
        </text:list-item>
        <text:list-item>
          <text:p text:style-name="P34"><text:s/>sum(expr)</text:p>
        </text:list-item>
        <text:list-item>
          <text:p text:style-name="P34"><text:s/>round(n)</text:p>
        </text:list-item>
      </text:list>
      <text:p text:style-name="P26"/>
      <text:p text:style-name="P20">XSLT</text:p>
      <text:p text:style-name="P23">Cada Regra especifica a transformação de um molde ("template") num padrão ("match")</text:p>
      <text:p text:style-name="P23">Elemento raiz: stylesheet ou transform</text:p>
      <text:list xml:id="list39552209" text:continue-numbering="true" text:style-name="MyDefaultBullets">
        <text:list-item>
          <text:p text:style-name="P34">Estão no namespace: http://www.w3.org/1999/XSL/Transform</text:p>
        </text:list-item>
      </text:list>
      <text:p text:style-name="P23">Regra de transformação</text:p>
      <text:list xml:id="list39559580" text:continue-numbering="true" text:style-name="MyDefaultBullets">
        <text:list-item>
          <text:p text:style-name="P34"><text:s/>&lt;xsl:template match="padrão"&gt;molde&lt;/xsl:template&gt;</text:p>
          <text:list>
            <text:list-item>
              <text:p text:style-name="P34">padrão: expressão Xpath</text:p>
            </text:list-item>
            <text:list-item>
              <text:p text:style-name="P34">molde: Transformação a aplicar</text:p>
            </text:list-item>
          </text:list>
        </text:list-item>
        <text:list-item>
          <text:p text:style-name="P34">Valores dos Nós </text:p>
          <text:list>
            <text:list-item>
              <text:p text:style-name="P34">&lt;xsl:value-of select="padrão"/&gt;</text:p>
            </text:list-item>
          </text:list>
        </text:list-item>
      </text:list>
      <text:p text:style-name="P23">Percorrer todos os nós</text:p>
      <text:list xml:id="list39540194" text:continue-numbering="true" text:style-name="MyDefaultBullets">
        <text:list-item>
          <text:p text:style-name="P36">&lt;xsl:for-each select="padrão"/&gt;</text:p>
        </text:list-item>
      </text:list>
      <text:p text:style-name="P23">Testar alternativas</text:p>
      <text:list xml:id="list39546187" text:continue-numbering="true" text:style-name="MyDefaultBullets">
        <text:list-item>
          <text:p text:style-name="P34"><text:s/>+ &lt;xsl:if test="padrão"&gt;molde&lt;/xsl:if&gt;</text:p>
        </text:list-item>
      </text:list>
      <text:p text:style-name="P23">Definir relação de ordem</text:p>
      <text:list xml:id="list39538134" text:continue-numbering="true" text:style-name="MyDefaultBullets">
        <text:list-item>
          <text:p text:style-name="P34"><text:s/>&lt;xsl:sort</text:p>
        </text:list-item>
      </text:list>
      <text:p text:style-name="P22"><text:tab/> <text:s/>select <text:s text:c="4"/>= "expressãoXPath"</text:p>
      <text:p text:style-name="P22"><text:tab/> <text:s/>data-type <text:s/>= "text" | "number" | "PrefixedName"</text:p>
      <text:p text:style-name="P22"><text:tab/> <text:s/>lang <text:s text:c="6"/>= "langcode"</text:p>
      <text:p text:style-name="P22"><text:tab/> <text:s/>order <text:s text:c="5"/>= "ascending" | "descending"</text:p>
      <text:p text:style-name="P22"><text:tab/> <text:s/>case-order = "upper-first" | "lower-first" </text:p>
      <text:p text:style-name="P22"><text:tab/> /&gt;</text:p>
      <text:p text:style-name="P23">Avaliação especifica</text:p>
      <text:list xml:id="list39562656" text:continue-numbering="true" text:style-name="MyDefaultBullets">
        <text:list-item>
          <text:p text:style-name="P34">&lt;xsl:apply-templates select="padrão"/&gt;</text:p>
        </text:list-item>
      </text:list>
      <text:p text:style-name="P23">Atributo modo</text:p>
      <text:list xml:id="list39545073" text:continue-numbering="true" text:style-name="MyDefaultBullets">
        <text:list-item>
          <text:p text:style-name="P34">Quando um nós tem que ser transportado multiplas vezes</text:p>
          <text:list>
            <text:list-item>
              <text:p text:style-name="P34">No &lt;xsl:template&gt; o valor de mode indica o modo em que a regra deve ser activada</text:p>
            </text:list-item>
            <text:list-item>
              <text:p text:style-name="P34">No &lt;xsl:apply-template&gt; o valor de mode indica em que modo serão activadas as correspondentes regras</text:p>
            </text:list-item>
          </text:list>
        </text:list-item>
        <text:list-item>
          <text:p text:style-name="P34">Atributo mode</text:p>
        </text:list-item>
      </text:list>
      <text:p text:style-name="P23">Padrão do valor Atributo</text:p>
      <text:list xml:id="list39537184" text:continue-numbering="true" text:style-name="MyDefaultBullets">
        <text:list-item>
          <text:p text:style-name="P36">construir um atributo com base no valor de um outro qualquer elemento</text:p>
        </text:list-item>
        <text:list-item>
          <text:p text:style-name="P34">escreve-se como uma expressão XPath entre chavetas</text:p>
        </text:list-item>
        <text:list-item>
          <text:p text:style-name="P34">colocada como valor de atributo de um elemento (no documento XSLT)</text:p>
        </text:list-item>
      </text:list>
      <text:p text:style-name="P23">Indicar o documento resultante</text:p>
      <text:list xml:id="list39535516" text:continue-numbering="true" text:style-name="MyDefaultBullets">
        <text:list-item>
          <text:p text:style-name="P34"><text:s/>&lt;xsl:output </text:p>
        </text:list-item>
      </text:list>
      <text:p text:style-name="P22"><text:tab/> <text:s/>method=“xml | html | text | name”</text:p>
      <text:p text:style-name="P22"><text:tab/> <text:s/>version=“string” encoding=“string”</text:p>
      <text:p text:style-name="P22"><text:tab/> <text:s/>omit-xml-declaration="yes | no"</text:p>
      <text:p text:style-name="P22"><text:tab/> <text:s/>standalone=“yes | no”</text:p>
      <text:p text:style-name="P22"><text:tab/> <text:s/>doctype-public=“string”</text:p>
      <text:p text:style-name="P22"><text:tab/> <text:s/>doctype-system=“string”</text:p>
      <text:p text:style-name="P22"><text:tab/> <text:s/>indent=“yes | no”</text:p>
      <text:p text:style-name="P22"><text:tab/> /&gt; </text:p>
      <text:p text:style-name="P23">Noção de Variavel</text:p>
      <text:list xml:id="list39533765" text:continue-numbering="true" text:style-name="MyDefaultBullets">
        <text:list-item>
          <text:p text:style-name="P34"><text:s/>&lt;xsl:variable&gt;</text:p>
          <text:list>
            <text:list-item>
              <text:p text:style-name="P34">representar uma variável global ou local</text:p>
              <text:list>
                <text:list-item>
                  <text:p text:style-name="P34">global se for declarado como elemento de topo</text:p>
                </text:list-item>
                <text:list-item>
                  <text:p text:style-name="P34">local se for declarado no contexto de um elemento &lt;xsl:template&gt;</text:p>
                </text:list-item>
                <text:list-item>
                  <text:p text:style-name="P34">apenas permite que lhe seja atribuído valor uma única vez</text:p>
                </text:list-item>
                <text:list-item>
                  <text:p text:style-name="P34">está mais próximo de uma constante do que de uma variável</text:p>
                </text:list-item>
              </text:list>
            </text:list-item>
          </text:list>
        </text:list-item>
      </text:list>
      <text:list xml:id="list37554790" text:style-name="L2">
        <text:list-item>
          <text:p text:style-name="P35">pagina(36)</text:p>
        </text:list-item>
      </text:list>
      <text:p text:style-name="P26"/>
      <text:p text:style-name="P20">XSD</text:p>
      <text:p text:style-name="P23">Formato geral de um esquema</text:p>
      <text:list xml:id="list39561837" text:continue-list="list39533765" text:style-name="MyDefaultBullets">
        <text:list-item>
          <text:p text:style-name="P34">tem um elemento raiz e pode ter uma declaração XML ( &lt;schema&gt;) </text:p>
        </text:list-item>
        <text:list-item>
          <text:p text:style-name="P34">entre outros, tem o atributo targetNamespace</text:p>
        </text:list-item>
        <text:list-item>
          <text:p text:style-name="P34">Diz-se que um elemento é global quando</text:p>
          <text:list>
            <text:list-item>
              <text:p text:style-name="P34">é descendente imediato do elemento schema</text:p>
            </text:list-item>
          </text:list>
        </text:list-item>
        <text:list-item>
          <text:p text:style-name="P34">Diz-se que um elemento é local quando</text:p>
          <text:list>
            <text:list-item>
              <text:p text:style-name="P34">é descendente imediato de um elemento diferente de schema</text:p>
            </text:list-item>
          </text:list>
        </text:list-item>
      </text:list>
      <text:p text:style-name="P23">Estruturas</text:p>
      <text:list xml:id="list39548993" text:continue-numbering="true" text:style-name="MyDefaultBullets">
        <text:list-item>
          <text:p text:style-name="P34">Tipo Simples</text:p>
          <text:list>
            <text:list-item>
              <text:p text:style-name="P34">elemento, atributo ou restrição</text:p>
            </text:list-item>
            <text:list-item>
              <text:p text:style-name="P34">um elemento só pode conter texto</text:p>
            </text:list-item>
            <text:list-item>
              <text:p text:style-name="P34">&lt;xs:element name=“xxx” type=“yyy” /&gt;</text:p>
            </text:list-item>
            <text:list-item>
              <text:p text:style-name="P34">Um atributo é sempre do tipo simples</text:p>
            </text:list-item>
            <text:list-item>
              <text:p text:style-name="P34">&lt;xs:atribute</text:p>
            </text:list-item>
          </text:list>
        </text:list-item>
      </text:list>
      <text:p text:style-name="P22"><text:tab/> <text:s text:c="2"/>name = “XMLname”</text:p>
      <text:p text:style-name="P22"><text:tab/> <text:s text:c="2"/>type = “QName”&gt; <text:s/></text:p>
      <text:p text:style-name="P22"><text:tab/> <text:s text:c="2"/>default = “string”</text:p>
      <text:p text:style-name="P22"><text:tab/> <text:s text:c="2"/>fixed = “string”</text:p>
      <text:p text:style-name="P22"><text:tab/> <text:s text:c="2"/>use = “(optional | prohibited | required)”</text:p>
      <text:p text:style-name="P22"><text:tab/> <text:s text:c="2"/>ref = “QName”</text:p>
      <text:p text:style-name="P22"><text:tab/> <text:s/>&lt;/xs:attribute&gt;</text:p>
      <text:list xml:id="list39560159" text:continue-numbering="true" text:style-name="MyDefaultBullets">
        <text:list-item>
          <text:p text:style-name="P34">Tipo Complexo</text:p>
          <text:list>
            <text:list-item>
              <text:p text:style-name="P34">elementos que contem</text:p>
              <text:list>
                <text:list-item>
                  <text:p text:style-name="P34">outros elementos</text:p>
                </text:list-item>
                <text:list-item>
                  <text:p text:style-name="P34">contendo atributos</text:p>
                </text:list-item>
              </text:list>
            </text:list-item>
            <text:list-item>
              <text:p text:style-name="P34">indicadores</text:p>
              <text:list>
                <text:list-item>
                  <text:p text:style-name="P34">indicador de relação de ordem (all, choice, sequence)</text:p>
                </text:list-item>
                <text:list-item>
                  <text:p text:style-name="P34">indicador de ocorrência (maxOccurs, minOccurs)</text:p>
                </text:list-item>
                <text:list-item>
                  <text:p text:style-name="P34">indicador de agrupamento (group name, attributeGroup name)</text:p>
                </text:list-item>
              </text:list>
            </text:list-item>
            <text:list-item>
              <text:p text:style-name="P34">dar nome ao tipo complexo</text:p>
            </text:list-item>
            <text:list-item>
              <text:p text:style-name="P34">&lt;xs:element name=“receita” type=“tReceita”/&gt;</text:p>
            </text:list-item>
            <text:list-item>
              <text:p text:style-name="P34">&lt;xs:complexType name=“tReceita”&gt;</text:p>
            </text:list-item>
          </text:list>
        </text:list-item>
        <text:list-item>
          <text:p text:style-name="P34">Restrição</text:p>
          <text:list>
            <text:list-item>
              <text:p text:style-name="P34">É sempre do tipo simples</text:p>
            </text:list-item>
            <text:list-item>
              <text:p text:style-name="P34">&lt;xs:simpleType&gt;</text:p>
            </text:list-item>
            <text:list-item>
              <text:p text:style-name="P34">&lt;xs:restriction base=“xs:integer”&gt;</text:p>
            </text:list-item>
          </text:list>
        </text:list-item>
      </text:list>
      <text:p text:style-name="P26"/>
      <text:p text:style-name="P20">XQuery</text:p>
      <text:p text:style-name="P23">Estrutura FLWOR (pronuncia-se “flower”), cujo acrónimo significa</text:p>
      <text:list xml:id="list39556468" text:continue-numbering="true" text:style-name="MyDefaultBullets">
        <text:list-item>
          <text:p text:style-name="P34">for, let, where, order by, return</text:p>
        </text:list-item>
      </text:list>
      <text:p text:style-name="P22"><text:s/></text:p>
      <text:p text:style-name="P23">Expressõe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Mangal1" svg:font-family="Mangal"/>
    <style:font-face style:name="OpenSymbol" svg:font-family="OpenSymbol"/>
    <style:font-face style:name="F" svg:font-family="" style:font-family-generic="roman"/>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background-image/>
      </style:paragraph-properties>
      <style:text-properties fo:font-size="6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weight="normal" style:font-name-asian="OpenSymbol" style:font-weight-asian="normal" style:font-name-complex="OpenSymbol" style:font-weight-complex="norma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MyDefaultBullets">
      <text:list-level-style-bullet text:level="1" text:style-name="Bullet_20_Symbols" style:num-suffix="." text:bullet-char="•">
        <style:list-level-properties text:list-level-position-and-space-mode="label-alignment">
          <style:list-level-label-alignment text:label-followed-by="space" fo:margin-left="0.499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space" fo:margin-left="1.499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space" fo:margin-left="2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space" fo:margin-left="2.499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columns fo:column-count="3" fo:column-gap="0cm">
          <style:column-sep style:width="0.002cm" style:color="#000000" style:height="100%"/>
          <style:column style:rel-width="21845*" fo:start-indent="0cm" fo:end-indent="0cm"/>
          <style:column style:rel-width="21845*" fo:start-indent="0cm" fo:end-indent="0cm"/>
          <style:column style:rel-width="21845*"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1T19:42:14.76</dc:date>
    <meta:generator>LibreOffice/3.3$Win32 LibreOffice_project/330m19$Build-8</meta:generator>
    <meta:editing-duration>PT6H45M41S</meta:editing-duration>
    <meta:editing-cycles>99</meta:editing-cycles>
    <meta:document-statistic meta:table-count="2" meta:image-count="0" meta:object-count="0" meta:page-count="2" meta:paragraph-count="514" meta:word-count="3048" meta:character-count="18562"/>
    <meta:user-defined meta:name="Info 1"/>
    <meta:user-defined meta:name="Info 2"/>
    <meta:user-defined meta:name="Info 3"/>
    <meta:user-defined meta:name="Info 4"/>
  </office:meta>
</office:document-meta>
</file>